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7.44pt"/>
    </style:style>
    <style:style style:name="co3" style:family="table-column">
      <style:table-column-properties fo:break-before="auto" style:column-width="186.49pt"/>
    </style:style>
    <style:style style:name="co4" style:family="table-column">
      <style:table-column-properties fo:break-before="auto" style:column-width="189.6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179.4pt"/>
    </style:style>
    <style:style style:name="co7" style:family="table-column">
      <style:table-column-properties fo:break-before="auto" style:column-width="191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uderghe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auderghem.F1"/>
      </table:content-validations>
      <table:table table:name="auderghe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6886" calcext:value-type="float">
            <text:p>2996886</text:p>
          </table:table-cell>
          <table:table-cell table:style-name="ce2" office:value-type="string" calcext:value-type="string">
            <text:p>Avenue Guillaume Lefever</text:p>
          </table:table-cell>
          <table:table-cell table:style-name="ce2" office:value-type="string" calcext:value-type="string">
            <text:p>Guillaume Lefever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e Wikipedia ni Wikidata</text:p>
          </table:table-cell>
          <table:table-cell table:style-name="ce6" table:formula="of:=CONCATENATE(&quot;https://osm.org/&quot;;[.A2];&quot;/&quot;;[.B2])" office:value-type="string" office:string-value="https://osm.org/relation/2996886" calcext:value-type="string">
            <text:p>https://osm.org/relation/29968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6887" calcext:value-type="float">
            <text:p>2996887</text:p>
          </table:table-cell>
          <table:table-cell table:style-name="ce2" office:value-type="string" calcext:value-type="string">
            <text:p>Avenue Josse Smets</text:p>
          </table:table-cell>
          <table:table-cell table:style-name="ce2" office:value-type="string" calcext:value-type="string">
            <text:p>Josse Smet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e Wikipedia ni Wikidata</text:p>
          </table:table-cell>
          <table:table-cell table:style-name="ce6" table:formula="of:=CONCATENATE(&quot;https://osm.org/&quot;;[.A3];&quot;/&quot;;[.B3])" office:value-type="string" office:string-value="https://osm.org/relation/2996887" calcext:value-type="string">
            <text:p>https://osm.org/relation/29968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7659" calcext:value-type="float">
            <text:p>2997659</text:p>
          </table:table-cell>
          <table:table-cell table:style-name="ce2" office:value-type="string" calcext:value-type="string">
            <text:p>Rue des Trois Ponts</text:p>
          </table:table-cell>
          <table:table-cell table:style-name="ce2" office:value-type="string" calcext:value-type="string">
            <text:p>Driebrugg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];&quot;/&quot;;[.B4])" office:value-type="string" office:string-value="https://osm.org/relation/2997659" calcext:value-type="string">
            <text:p>https://osm.org/relation/2997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7682" calcext:value-type="float">
            <text:p>2997682</text:p>
          </table:table-cell>
          <table:table-cell table:style-name="ce2" office:value-type="string" calcext:value-type="string">
            <text:p>Avenue de l'Église Saint-Julien</text:p>
          </table:table-cell>
          <table:table-cell table:style-name="ce2" office:value-type="string" calcext:value-type="string">
            <text:p>Sint-Juliaanskerk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rop d'occurrences</text:p>
          </table:table-cell>
          <table:table-cell table:style-name="ce6" table:formula="of:=CONCATENATE(&quot;https://osm.org/&quot;;[.A5];&quot;/&quot;;[.B5])" office:value-type="string" office:string-value="https://osm.org/relation/2997682" calcext:value-type="string">
            <text:p>https://osm.org/relation/29976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7700" calcext:value-type="float">
            <text:p>2997700</text:p>
          </table:table-cell>
          <table:table-cell table:style-name="ce2" office:value-type="string" calcext:value-type="string">
            <text:p>Rue Théodore Baron</text:p>
          </table:table-cell>
          <table:table-cell table:style-name="ce2" office:value-type="string" calcext:value-type="string">
            <text:p>Théodore Baronstraat</text:p>
          </table:table-cell>
          <table:table-cell table:style-name="ce2" office:value-type="string" calcext:value-type="string">
            <text:p>Q333877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6];&quot;/&quot;;[.B6])" office:value-type="string" office:string-value="https://osm.org/relation/2997700" calcext:value-type="string">
            <text:p>https://osm.org/relation/29977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7729" calcext:value-type="float">
            <text:p>2997729</text:p>
          </table:table-cell>
          <table:table-cell table:style-name="ce2" office:value-type="string" calcext:value-type="string">
            <text:p>Rue des Paysagistes</text:p>
          </table:table-cell>
          <table:table-cell table:style-name="ce2" office:value-type="string" calcext:value-type="string">
            <text:p>Landschapschilder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7];&quot;/&quot;;[.B7])" office:value-type="string" office:string-value="https://osm.org/relation/2997729" calcext:value-type="string">
            <text:p>https://osm.org/relation/29977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7735" calcext:value-type="float">
            <text:p>2997735</text:p>
          </table:table-cell>
          <table:table-cell table:style-name="ce2" office:value-type="string" calcext:value-type="string">
            <text:p>Rue Guillaume Demuylder</text:p>
          </table:table-cell>
          <table:table-cell table:style-name="ce2" office:value-type="string" calcext:value-type="string">
            <text:p>Guillaume Demuyld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6" table:formula="of:=CONCATENATE(&quot;https://osm.org/&quot;;[.A8];&quot;/&quot;;[.B8])" office:value-type="string" office:string-value="https://osm.org/relation/2997735" calcext:value-type="string">
            <text:p>https://osm.org/relation/29977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225" calcext:value-type="float">
            <text:p>2998225</text:p>
          </table:table-cell>
          <table:table-cell table:style-name="ce2" office:value-type="string" calcext:value-type="string">
            <text:p>Avenue Guillaume Keyen</text:p>
          </table:table-cell>
          <table:table-cell table:style-name="ce2" office:value-type="string" calcext:value-type="string">
            <text:p>Guillaume Key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e Wikipedia ni Wikidata</text:p>
          </table:table-cell>
          <table:table-cell table:style-name="ce6" table:formula="of:=CONCATENATE(&quot;https://osm.org/&quot;;[.A9];&quot;/&quot;;[.B9])" office:value-type="string" office:string-value="https://osm.org/relation/2998225" calcext:value-type="string">
            <text:p>https://osm.org/relation/29982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226" calcext:value-type="float">
            <text:p>2998226</text:p>
          </table:table-cell>
          <table:table-cell table:style-name="ce2" office:value-type="string" calcext:value-type="string">
            <text:p>Allée des Colzas</text:p>
          </table:table-cell>
          <table:table-cell table:style-name="ce2" office:value-type="string" calcext:value-type="string">
            <text:p>Sloordell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];&quot;/&quot;;[.B10])" office:value-type="string" office:string-value="https://osm.org/relation/2998226" calcext:value-type="string">
            <text:p>https://osm.org/relation/29982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23" calcext:value-type="float">
            <text:p>3004823</text:p>
          </table:table-cell>
          <table:table-cell table:style-name="ce2" office:value-type="string" calcext:value-type="string">
            <text:p>Avenue Alfred Bastien</text:p>
          </table:table-cell>
          <table:table-cell table:style-name="ce2" office:value-type="string" calcext:value-type="string">
            <text:p>Alfred Bastienlaan</text:p>
          </table:table-cell>
          <table:table-cell table:style-name="ce2" office:value-type="string" calcext:value-type="string">
            <text:p>Q28349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1];&quot;/&quot;;[.B11])" office:value-type="string" office:string-value="https://osm.org/relation/3004823" calcext:value-type="string">
            <text:p>https://osm.org/relation/30048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25" calcext:value-type="float">
            <text:p>3004825</text:p>
          </table:table-cell>
          <table:table-cell table:style-name="ce2" office:value-type="string" calcext:value-type="string">
            <text:p>Avenue Auguste Oleffe</text:p>
          </table:table-cell>
          <table:table-cell table:style-name="ce2" office:value-type="string" calcext:value-type="string">
            <text:p>Auguste Oleffelaan</text:p>
          </table:table-cell>
          <table:table-cell table:style-name="ce2" office:value-type="string" calcext:value-type="string">
            <text:p>Q234146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2];&quot;/&quot;;[.B12])" office:value-type="string" office:string-value="https://osm.org/relation/3004825" calcext:value-type="string">
            <text:p>https://osm.org/relation/30048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29" calcext:value-type="float">
            <text:p>3004829</text:p>
          </table:table-cell>
          <table:table-cell table:style-name="ce2" office:value-type="string" calcext:value-type="string">
            <text:p>Avenue Louis Clesse</text:p>
          </table:table-cell>
          <table:table-cell table:style-name="ce2" office:value-type="string" calcext:value-type="string">
            <text:p>Louis Clesselaan</text:p>
          </table:table-cell>
          <table:table-cell table:style-name="ce2" office:value-type="string" calcext:value-type="string">
            <text:p>Q217924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3];&quot;/&quot;;[.B13])" office:value-type="string" office:string-value="https://osm.org/relation/3004829" calcext:value-type="string">
            <text:p>https://osm.org/relation/30048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32" calcext:value-type="float">
            <text:p>3004832</text:p>
          </table:table-cell>
          <table:table-cell table:style-name="ce2" office:value-type="string" calcext:value-type="string">
            <text:p>Avenue Jean Colin</text:p>
          </table:table-cell>
          <table:table-cell table:style-name="ce2" office:value-type="string" calcext:value-type="string">
            <text:p>Jean Colinlaan</text:p>
          </table:table-cell>
          <table:table-cell table:style-name="ce2" office:value-type="string" calcext:value-type="string">
            <text:p>Q31713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4];&quot;/&quot;;[.B14])" office:value-type="string" office:string-value="https://osm.org/relation/3004832" calcext:value-type="string">
            <text:p>https://osm.org/relation/30048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33" calcext:value-type="float">
            <text:p>3004833</text:p>
          </table:table-cell>
          <table:table-cell table:style-name="ce2" office:value-type="string" calcext:value-type="string">
            <text:p>Rue Guillaume Dekelver</text:p>
          </table:table-cell>
          <table:table-cell table:style-name="ce2" office:value-type="string" calcext:value-type="string">
            <text:p>Guillaume Dekelv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uillaume Dekelverdont, combattant 1e guerre mondiale</text:p>
          </table:table-cell>
          <table:table-cell table:style-name="ce6" table:formula="of:=CONCATENATE(&quot;https://osm.org/&quot;;[.A15];&quot;/&quot;;[.B15])" office:value-type="string" office:string-value="https://osm.org/relation/3004833" calcext:value-type="string">
            <text:p>https://osm.org/relation/30048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40" calcext:value-type="float">
            <text:p>3004840</text:p>
          </table:table-cell>
          <table:table-cell table:style-name="ce2" office:value-type="string" calcext:value-type="string">
            <text:p>Rue Alderson Jeuniau</text:p>
          </table:table-cell>
          <table:table-cell table:style-name="ce2" office:value-type="string" calcext:value-type="string">
            <text:p>Alderson Jeuniau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lderson Jeuniau, victime de guerre</text:p>
          </table:table-cell>
          <table:table-cell table:style-name="ce6" table:formula="of:=CONCATENATE(&quot;https://osm.org/&quot;;[.A16];&quot;/&quot;;[.B16])" office:value-type="string" office:string-value="https://osm.org/relation/3004840" calcext:value-type="string">
            <text:p>https://osm.org/relation/30048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71" calcext:value-type="float">
            <text:p>3004871</text:p>
          </table:table-cell>
          <table:table-cell table:style-name="ce2" office:value-type="string" calcext:value-type="string">
            <text:p>Avenue Léon Houyoux</text:p>
          </table:table-cell>
          <table:table-cell table:style-name="ce2" office:value-type="string" calcext:value-type="string">
            <text:p>Léon Houyouxlaan</text:p>
          </table:table-cell>
          <table:table-cell table:style-name="ce2" office:value-type="string" calcext:value-type="string">
            <text:p>Q32710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7];&quot;/&quot;;[.B17])" office:value-type="string" office:string-value="https://osm.org/relation/3004871" calcext:value-type="string">
            <text:p>https://osm.org/relation/30048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72" calcext:value-type="float">
            <text:p>3004872</text:p>
          </table:table-cell>
          <table:table-cell table:style-name="ce2" office:value-type="string" calcext:value-type="string">
            <text:p>Avenue des Meuniers</text:p>
          </table:table-cell>
          <table:table-cell table:style-name="ce2" office:value-type="string" calcext:value-type="string">
            <text:p>Mulder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8];&quot;/&quot;;[.B18])" office:value-type="string" office:string-value="https://osm.org/relation/3004872" calcext:value-type="string">
            <text:p>https://osm.org/relation/30048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78" calcext:value-type="float">
            <text:p>3004878</text:p>
          </table:table-cell>
          <table:table-cell table:style-name="ce2" office:value-type="string" calcext:value-type="string">
            <text:p>Avenue Joseph Jean Gossiaux</text:p>
          </table:table-cell>
          <table:table-cell table:style-name="ce2" office:value-type="string" calcext:value-type="string">
            <text:p>Joseph Jean Gossiaux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Joseph-Jean Gossiaux, victime de guerre</text:p>
          </table:table-cell>
          <table:table-cell table:style-name="ce6" table:formula="of:=CONCATENATE(&quot;https://osm.org/&quot;;[.A19];&quot;/&quot;;[.B19])" office:value-type="string" office:string-value="https://osm.org/relation/3004878" calcext:value-type="string">
            <text:p>https://osm.org/relation/30048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92" calcext:value-type="float">
            <text:p>3004892</text:p>
          </table:table-cell>
          <table:table-cell table:style-name="ce2" office:value-type="string" calcext:value-type="string">
            <text:p>Avenue André Drouart</text:p>
          </table:table-cell>
          <table:table-cell table:style-name="ce2" office:value-type="string" calcext:value-type="string">
            <text:p>André Drouart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ndré Drouart, victime de guerre</text:p>
          </table:table-cell>
          <table:table-cell table:style-name="ce6" table:formula="of:=CONCATENATE(&quot;https://osm.org/&quot;;[.A20];&quot;/&quot;;[.B20])" office:value-type="string" office:string-value="https://osm.org/relation/3004892" calcext:value-type="string">
            <text:p>https://osm.org/relation/30048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93" calcext:value-type="float">
            <text:p>3004893</text:p>
          </table:table-cell>
          <table:table-cell table:style-name="ce2" office:value-type="string" calcext:value-type="string">
            <text:p>Avenue Jules Vandeleene</text:p>
          </table:table-cell>
          <table:table-cell table:style-name="ce2" office:value-type="string" calcext:value-type="string">
            <text:p>Jules Vandeleenelaan</text:p>
          </table:table-cell>
          <table:table-cell table:style-name="ce2" office:value-type="string" calcext:value-type="string">
            <text:p>Q20199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1];&quot;/&quot;;[.B21])" office:value-type="string" office:string-value="https://osm.org/relation/3004893" calcext:value-type="string">
            <text:p>https://osm.org/relation/30048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5464" calcext:value-type="float">
            <text:p>3005464</text:p>
          </table:table-cell>
          <table:table-cell table:style-name="ce2" office:value-type="string" calcext:value-type="string">
            <text:p>Avenue Vandromme</text:p>
          </table:table-cell>
          <table:table-cell table:style-name="ce2" office:value-type="string" calcext:value-type="string">
            <text:p>Vandromm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Léon Vandromme et fils Pas de Wikipedia ni Wikidata</text:p>
          </table:table-cell>
          <table:table-cell table:style-name="ce6" table:formula="of:=CONCATENATE(&quot;https://osm.org/&quot;;[.A22];&quot;/&quot;;[.B22])" office:value-type="string" office:string-value="https://osm.org/relation/3005464" calcext:value-type="string">
            <text:p>https://osm.org/relation/30054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039" calcext:value-type="float">
            <text:p>3006039</text:p>
          </table:table-cell>
          <table:table-cell table:style-name="ce2" office:value-type="string" calcext:value-type="string">
            <text:p>Avenue Henri Strauven</text:p>
          </table:table-cell>
          <table:table-cell table:style-name="ce2" office:value-type="string" calcext:value-type="string">
            <text:p>Henri Strauvenlaan</text:p>
          </table:table-cell>
          <table:table-cell table:style-name="ce2" office:value-type="string" calcext:value-type="string">
            <text:p>Q31320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3];&quot;/&quot;;[.B23])" office:value-type="string" office:string-value="https://osm.org/relation/3006039" calcext:value-type="string">
            <text:p>https://osm.org/relation/30060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040" calcext:value-type="float">
            <text:p>3006040</text:p>
          </table:table-cell>
          <table:table-cell table:style-name="ce2" office:value-type="string" calcext:value-type="string">
            <text:p>Rue Armand Swevers</text:p>
          </table:table-cell>
          <table:table-cell table:style-name="ce2" office:value-type="string" calcext:value-type="string">
            <text:p>Armand Swever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mand Swevers, victime de guerre</text:p>
          </table:table-cell>
          <table:table-cell table:style-name="ce6" table:formula="of:=CONCATENATE(&quot;https://osm.org/&quot;;[.A24];&quot;/&quot;;[.B24])" office:value-type="string" office:string-value="https://osm.org/relation/3006040" calcext:value-type="string">
            <text:p>https://osm.org/relation/30060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041" calcext:value-type="float">
            <text:p>3006041</text:p>
          </table:table-cell>
          <table:table-cell table:style-name="ce2" office:value-type="string" calcext:value-type="string">
            <text:p>Rue Henri Vandersaenen</text:p>
          </table:table-cell>
          <table:table-cell table:style-name="ce2" office:value-type="string" calcext:value-type="string">
            <text:p>Henri Vandersaen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'infos</text:p>
          </table:table-cell>
          <table:table-cell table:style-name="ce6" table:formula="of:=CONCATENATE(&quot;https://osm.org/&quot;;[.A25];&quot;/&quot;;[.B25])" office:value-type="string" office:string-value="https://osm.org/relation/3006041" calcext:value-type="string">
            <text:p>https://osm.org/relation/30060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042" calcext:value-type="float">
            <text:p>3006042</text:p>
          </table:table-cell>
          <table:table-cell table:style-name="ce2" office:value-type="string" calcext:value-type="string">
            <text:p>Rue Roodenberg</text:p>
          </table:table-cell>
          <table:table-cell table:style-name="ce2" office:value-type="string" calcext:value-type="string">
            <text:p>Rodenberg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6];&quot;/&quot;;[.B26])" office:value-type="string" office:string-value="https://osm.org/relation/3006042" calcext:value-type="string">
            <text:p>https://osm.org/relation/30060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084" calcext:value-type="float">
            <text:p>3006084</text:p>
          </table:table-cell>
          <table:table-cell table:style-name="ce2" office:value-type="string" calcext:value-type="string">
            <text:p>Rue des Ecoliers</text:p>
          </table:table-cell>
          <table:table-cell table:style-name="ce2" office:value-type="string" calcext:value-type="string">
            <text:p>Scholier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7];&quot;/&quot;;[.B27])" office:value-type="string" office:string-value="https://osm.org/relation/3006084" calcext:value-type="string">
            <text:p>https://osm.org/relation/30060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096" calcext:value-type="float">
            <text:p>3006096</text:p>
          </table:table-cell>
          <table:table-cell table:style-name="ce2" office:value-type="string" calcext:value-type="string">
            <text:p>Chaussée de Watermael</text:p>
          </table:table-cell>
          <table:table-cell table:style-name="ce2" office:value-type="string" calcext:value-type="string">
            <text:p>Watermaalsesteenweg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8];&quot;/&quot;;[.B28])" office:value-type="string" office:string-value="https://osm.org/relation/3006096" calcext:value-type="string">
            <text:p>https://osm.org/relation/30060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097" calcext:value-type="float">
            <text:p>3006097</text:p>
          </table:table-cell>
          <table:table-cell table:style-name="ce2" office:value-type="string" calcext:value-type="string">
            <text:p>Clos Paul Delforge</text:p>
          </table:table-cell>
          <table:table-cell table:style-name="ce2" office:value-type="string" calcext:value-type="string">
            <text:p>Paul Delforgegaarde</text:p>
          </table:table-cell>
          <table:table-cell table:style-name="ce2" office:value-type="string" calcext:value-type="string">
            <text:p>Q33710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9];&quot;/&quot;;[.B29])" office:value-type="string" office:string-value="https://osm.org/relation/3006097" calcext:value-type="string">
            <text:p>https://osm.org/relation/30060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098" calcext:value-type="float">
            <text:p>3006098</text:p>
          </table:table-cell>
          <table:table-cell table:style-name="ce2" office:value-type="string" calcext:value-type="string">
            <text:p>Rue de l'Application</text:p>
          </table:table-cell>
          <table:table-cell table:style-name="ce2" office:value-type="string" calcext:value-type="string">
            <text:p>Vlij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0];&quot;/&quot;;[.B30])" office:value-type="string" office:string-value="https://osm.org/relation/3006098" calcext:value-type="string">
            <text:p>https://osm.org/relation/30060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100" calcext:value-type="float">
            <text:p>3006100</text:p>
          </table:table-cell>
          <table:table-cell table:style-name="ce2" office:value-type="string" calcext:value-type="string">
            <text:p>Rue du Docteur</text:p>
          </table:table-cell>
          <table:table-cell table:style-name="ce2" office:value-type="string" calcext:value-type="string">
            <text:p>Dokt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];&quot;/&quot;;[.B31])" office:value-type="string" office:string-value="https://osm.org/relation/3006100" calcext:value-type="string">
            <text:p>https://osm.org/relation/3006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111" calcext:value-type="float">
            <text:p>3006111</text:p>
          </table:table-cell>
          <table:table-cell table:style-name="ce2" office:value-type="string" calcext:value-type="string">
            <text:p>Rue Robert Willame</text:p>
          </table:table-cell>
          <table:table-cell table:style-name="ce2" office:value-type="string" calcext:value-type="string">
            <text:p>Robert Willam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bert Willame, victime de guerre</text:p>
          </table:table-cell>
          <table:table-cell table:style-name="ce6" table:formula="of:=CONCATENATE(&quot;https://osm.org/&quot;;[.A32];&quot;/&quot;;[.B32])" office:value-type="string" office:string-value="https://osm.org/relation/3006111" calcext:value-type="string">
            <text:p>https://osm.org/relation/30061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826" calcext:value-type="float">
            <text:p>3006826</text:p>
          </table:table-cell>
          <table:table-cell table:style-name="ce2" office:value-type="string" calcext:value-type="string">
            <text:p>Rue Joseph Delhaye</text:p>
          </table:table-cell>
          <table:table-cell table:style-name="ce2" office:value-type="string" calcext:value-type="string">
            <text:p>Joseph Delhay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Joseph Delhaye, victime de guerre</text:p>
          </table:table-cell>
          <table:table-cell table:style-name="ce6" table:formula="of:=CONCATENATE(&quot;https://osm.org/&quot;;[.A33];&quot;/&quot;;[.B33])" office:value-type="string" office:string-value="https://osm.org/relation/3006826" calcext:value-type="string">
            <text:p>https://osm.org/relation/30068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14" calcext:value-type="float">
            <text:p>3011614</text:p>
          </table:table-cell>
          <table:table-cell table:style-name="ce2" office:value-type="string" calcext:value-type="string">
            <text:p>Rue Gustave-Jean Leclercq</text:p>
          </table:table-cell>
          <table:table-cell table:style-name="ce2" office:value-type="string" calcext:value-type="string">
            <text:p>Gustave-Jean Leclercq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'infos</text:p>
          </table:table-cell>
          <table:table-cell table:style-name="ce6" table:formula="of:=CONCATENATE(&quot;https://osm.org/&quot;;[.A34];&quot;/&quot;;[.B34])" office:value-type="string" office:string-value="https://osm.org/relation/3011614" calcext:value-type="string">
            <text:p>https://osm.org/relation/30116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15" calcext:value-type="float">
            <text:p>3011615</text:p>
          </table:table-cell>
          <table:table-cell table:style-name="ce2" office:value-type="string" calcext:value-type="string">
            <text:p>Rue Louis Marcx</text:p>
          </table:table-cell>
          <table:table-cell table:style-name="ce2" office:value-type="string" calcext:value-type="string">
            <text:p>Louis Marcx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ouis Marcx, victime de guerre</text:p>
          </table:table-cell>
          <table:table-cell table:style-name="ce6" table:formula="of:=CONCATENATE(&quot;https://osm.org/&quot;;[.A35];&quot;/&quot;;[.B35])" office:value-type="string" office:string-value="https://osm.org/relation/3011615" calcext:value-type="string">
            <text:p>https://osm.org/relation/30116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30" calcext:value-type="float">
            <text:p>3011630</text:p>
          </table:table-cell>
          <table:table-cell table:style-name="ce2" office:value-type="string" calcext:value-type="string">
            <text:p>Avenue Thomas Frissen</text:p>
          </table:table-cell>
          <table:table-cell table:style-name="ce2" office:value-type="string" calcext:value-type="string">
            <text:p>Thomas Friss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homas Frissen, victime de guerre</text:p>
          </table:table-cell>
          <table:table-cell table:style-name="ce6" table:formula="of:=CONCATENATE(&quot;https://osm.org/&quot;;[.A36];&quot;/&quot;;[.B36])" office:value-type="string" office:string-value="https://osm.org/relation/3011630" calcext:value-type="string">
            <text:p>https://osm.org/relation/30116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38" calcext:value-type="float">
            <text:p>3011638</text:p>
          </table:table-cell>
          <table:table-cell table:style-name="ce2" office:value-type="string" calcext:value-type="string">
            <text:p>Avenue des Canaris</text:p>
          </table:table-cell>
          <table:table-cell table:style-name="ce2" office:value-type="string" calcext:value-type="string">
            <text:p>Kanari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7];&quot;/&quot;;[.B37])" office:value-type="string" office:string-value="https://osm.org/relation/3011638" calcext:value-type="string">
            <text:p>https://osm.org/relation/30116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39" calcext:value-type="float">
            <text:p>3011639</text:p>
          </table:table-cell>
          <table:table-cell table:style-name="ce2" office:value-type="string" calcext:value-type="string">
            <text:p>Avenue des Paradisiers</text:p>
          </table:table-cell>
          <table:table-cell table:style-name="ce2" office:value-type="string" calcext:value-type="string">
            <text:p>Paradijsvogel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8];&quot;/&quot;;[.B38])" office:value-type="string" office:string-value="https://osm.org/relation/3011639" calcext:value-type="string">
            <text:p>https://osm.org/relation/30116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46" calcext:value-type="float">
            <text:p>3011646</text:p>
          </table:table-cell>
          <table:table-cell table:style-name="ce2" office:value-type="string" calcext:value-type="string">
            <text:p>Avenue Alphonse Valkeners</text:p>
          </table:table-cell>
          <table:table-cell table:style-name="ce2" office:value-type="string" calcext:value-type="string">
            <text:p>Alphonse Valkener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'infos</text:p>
          </table:table-cell>
          <table:table-cell table:style-name="ce6" table:formula="of:=CONCATENATE(&quot;https://osm.org/&quot;;[.A39];&quot;/&quot;;[.B39])" office:value-type="string" office:string-value="https://osm.org/relation/3011646" calcext:value-type="string">
            <text:p>https://osm.org/relation/3011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47" calcext:value-type="float">
            <text:p>3011647</text:p>
          </table:table-cell>
          <table:table-cell table:style-name="ce2" office:value-type="string" calcext:value-type="string">
            <text:p>Avenue Docteur Edmond Cordier</text:p>
          </table:table-cell>
          <table:table-cell table:style-name="ce2" office:value-type="string" calcext:value-type="string">
            <text:p>Dokter Edmond Cordierlaan</text:p>
          </table:table-cell>
          <table:table-cell table:style-name="ce2" office:value-type="string" calcext:value-type="string">
            <text:p>Q30477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40];&quot;/&quot;;[.B40])" office:value-type="string" office:string-value="https://osm.org/relation/3011647" calcext:value-type="string">
            <text:p>https://osm.org/relation/30116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48" calcext:value-type="float">
            <text:p>3011648</text:p>
          </table:table-cell>
          <table:table-cell table:style-name="ce2" office:value-type="string" calcext:value-type="string">
            <text:p>Avenue du Chant d'Oiseau</text:p>
          </table:table-cell>
          <table:table-cell table:style-name="ce2" office:value-type="string" calcext:value-type="string">
            <text:p>Vogelzang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1];&quot;/&quot;;[.B41])" office:value-type="string" office:string-value="https://osm.org/relation/3011648" calcext:value-type="string">
            <text:p>https://osm.org/relation/30116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64" calcext:value-type="float">
            <text:p>3011664</text:p>
          </table:table-cell>
          <table:table-cell table:style-name="ce2" office:value-type="string" calcext:value-type="string">
            <text:p>Rue des Paons</text:p>
          </table:table-cell>
          <table:table-cell table:style-name="ce2" office:value-type="string" calcext:value-type="string">
            <text:p>Pauw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2];&quot;/&quot;;[.B42])" office:value-type="string" office:string-value="https://osm.org/relation/3011664" calcext:value-type="string">
            <text:p>https://osm.org/relation/3011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89" calcext:value-type="float">
            <text:p>3011689</text:p>
          </table:table-cell>
          <table:table-cell table:style-name="ce2" office:value-type="string" calcext:value-type="string">
            <text:p>Rue Mathieu Buntincx</text:p>
          </table:table-cell>
          <table:table-cell table:style-name="ce2" office:value-type="string" calcext:value-type="string">
            <text:p>Mathieu Buntincxstraat</text:p>
          </table:table-cell>
          <table:table-cell table:style-name="ce2" office:value-type="string" calcext:value-type="string">
            <text:p>Q32986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43];&quot;/&quot;;[.B43])" office:value-type="string" office:string-value="https://osm.org/relation/3011689" calcext:value-type="string">
            <text:p>https://osm.org/relation/30116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02" calcext:value-type="float">
            <text:p>3011802</text:p>
          </table:table-cell>
          <table:table-cell table:style-name="ce2" office:value-type="string" calcext:value-type="string">
            <text:p>Rue Valduc</text:p>
          </table:table-cell>
          <table:table-cell table:style-name="ce2" office:value-type="string" calcext:value-type="string">
            <text:p>Hertogendal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4];&quot;/&quot;;[.B44])" office:value-type="string" office:string-value="https://osm.org/relation/3011802" calcext:value-type="string">
            <text:p>https://osm.org/relation/30118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13" calcext:value-type="float">
            <text:p>3011813</text:p>
          </table:table-cell>
          <table:table-cell table:style-name="ce2" office:value-type="string" calcext:value-type="string">
            <text:p>Clos du Trèfle</text:p>
          </table:table-cell>
          <table:table-cell table:style-name="ce2" office:value-type="string" calcext:value-type="string">
            <text:p>Klavergaard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5];&quot;/&quot;;[.B45])" office:value-type="string" office:string-value="https://osm.org/relation/3011813" calcext:value-type="string">
            <text:p>https://osm.org/relation/30118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25" calcext:value-type="float">
            <text:p>3011825</text:p>
          </table:table-cell>
          <table:table-cell table:style-name="ce2" office:value-type="string" calcext:value-type="string">
            <text:p>Avenue des Traquets</text:p>
          </table:table-cell>
          <table:table-cell table:style-name="ce2" office:value-type="string" calcext:value-type="string">
            <text:p>Zwartkeeltje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6];&quot;/&quot;;[.B46])" office:value-type="string" office:string-value="https://osm.org/relation/3011825" calcext:value-type="string">
            <text:p>https://osm.org/relation/30118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26" calcext:value-type="float">
            <text:p>3011826</text:p>
          </table:table-cell>
          <table:table-cell table:style-name="ce2" office:value-type="string" calcext:value-type="string">
            <text:p>Avenue des Argus</text:p>
          </table:table-cell>
          <table:table-cell table:style-name="ce2" office:value-type="string" calcext:value-type="string">
            <text:p>Arguss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7];&quot;/&quot;;[.B47])" office:value-type="string" office:string-value="https://osm.org/relation/3011826" calcext:value-type="string">
            <text:p>https://osm.org/relation/30118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35" calcext:value-type="float">
            <text:p>3011835</text:p>
          </table:table-cell>
          <table:table-cell table:style-name="ce2" office:value-type="string" calcext:value-type="string">
            <text:p>Avenue des Citrinelles</text:p>
          </table:table-cell>
          <table:table-cell table:style-name="ce2" office:value-type="string" calcext:value-type="string">
            <text:p>Geelvink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8];&quot;/&quot;;[.B48])" office:value-type="string" office:string-value="https://osm.org/relation/3011835" calcext:value-type="string">
            <text:p>https://osm.org/relation/30118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36" calcext:value-type="float">
            <text:p>3011836</text:p>
          </table:table-cell>
          <table:table-cell table:style-name="ce2" office:value-type="string" calcext:value-type="string">
            <text:p>Avenue des Linottes</text:p>
          </table:table-cell>
          <table:table-cell table:style-name="ce2" office:value-type="string" calcext:value-type="string">
            <text:p>Vlasvink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9];&quot;/&quot;;[.B49])" office:value-type="string" office:string-value="https://osm.org/relation/3011836" calcext:value-type="string">
            <text:p>https://osm.org/relation/30118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68" calcext:value-type="float">
            <text:p>3011868</text:p>
          </table:table-cell>
          <table:table-cell table:style-name="ce2" office:value-type="string" calcext:value-type="string">
            <text:p>Avenue des Mésanges</text:p>
          </table:table-cell>
          <table:table-cell table:style-name="ce2" office:value-type="string" calcext:value-type="string">
            <text:p>Mez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50];&quot;/&quot;;[.B50])" office:value-type="string" office:string-value="https://osm.org/relation/3011868" calcext:value-type="string">
            <text:p>https://osm.org/relation/30118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69" calcext:value-type="float">
            <text:p>3011869</text:p>
          </table:table-cell>
          <table:table-cell table:style-name="ce2" office:value-type="string" calcext:value-type="string">
            <text:p>Clos des Mésanges</text:p>
          </table:table-cell>
          <table:table-cell table:style-name="ce2" office:value-type="string" calcext:value-type="string">
            <text:p>Mezengaard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51];&quot;/&quot;;[.B51])" office:value-type="string" office:string-value="https://osm.org/relation/3011869" calcext:value-type="string">
            <text:p>https://osm.org/relation/30118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70" calcext:value-type="float">
            <text:p>3011870</text:p>
          </table:table-cell>
          <table:table-cell table:style-name="ce2" office:value-type="string" calcext:value-type="string">
            <text:p>Drève Louisa Chaudoir</text:p>
          </table:table-cell>
          <table:table-cell table:style-name="ce2" office:value-type="string" calcext:value-type="string">
            <text:p>Louisa Chaudoir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ictime de guerre, + d'infos sur la page de la rue</text:p>
          </table:table-cell>
          <table:table-cell table:style-name="ce6" table:formula="of:=CONCATENATE(&quot;https://osm.org/&quot;;[.A52];&quot;/&quot;;[.B52])" office:value-type="string" office:string-value="https://osm.org/relation/3011870" calcext:value-type="string">
            <text:p>https://osm.org/relation/30118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74" calcext:value-type="float">
            <text:p>3011874</text:p>
          </table:table-cell>
          <table:table-cell table:style-name="ce2" office:value-type="string" calcext:value-type="string">
            <text:p>Avenue des Bécassines</text:p>
          </table:table-cell>
          <table:table-cell table:style-name="ce2" office:value-type="string" calcext:value-type="string">
            <text:p>Watersnepp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53];&quot;/&quot;;[.B53])" office:value-type="string" office:string-value="https://osm.org/relation/3011874" calcext:value-type="string">
            <text:p>https://osm.org/relation/30118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77" calcext:value-type="float">
            <text:p>3011877</text:p>
          </table:table-cell>
          <table:table-cell table:style-name="ce2" office:value-type="string" calcext:value-type="string">
            <text:p>Avenue des Martinets</text:p>
          </table:table-cell>
          <table:table-cell table:style-name="ce2" office:value-type="string" calcext:value-type="string">
            <text:p>Steenzwaluw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54];&quot;/&quot;;[.B54])" office:value-type="string" office:string-value="https://osm.org/relation/3011877" calcext:value-type="string">
            <text:p>https://osm.org/relation/3011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78" calcext:value-type="float">
            <text:p>3011878</text:p>
          </table:table-cell>
          <table:table-cell table:style-name="ce2" office:value-type="string" calcext:value-type="string">
            <text:p>Avenue Isidore Geyskens</text:p>
          </table:table-cell>
          <table:table-cell table:style-name="ce2" office:value-type="string" calcext:value-type="string">
            <text:p>Isidore Geysken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sidore Geykens, victime de guerre</text:p>
          </table:table-cell>
          <table:table-cell table:style-name="ce6" table:formula="of:=CONCATENATE(&quot;https://osm.org/&quot;;[.A55];&quot;/&quot;;[.B55])" office:value-type="string" office:string-value="https://osm.org/relation/3011878" calcext:value-type="string">
            <text:p>https://osm.org/relation/30118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919" calcext:value-type="float">
            <text:p>3011919</text:p>
          </table:table-cell>
          <table:table-cell table:style-name="ce2" office:value-type="string" calcext:value-type="string">
            <text:p>Avenue du Kouter</text:p>
          </table:table-cell>
          <table:table-cell table:style-name="ce2" office:value-type="string" calcext:value-type="string">
            <text:p>Kouter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56];&quot;/&quot;;[.B56])" office:value-type="string" office:string-value="https://osm.org/relation/3011919" calcext:value-type="string">
            <text:p>https://osm.org/relation/30119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923" calcext:value-type="float">
            <text:p>3011923</text:p>
          </table:table-cell>
          <table:table-cell table:style-name="ce2" office:value-type="string" calcext:value-type="string">
            <text:p>Avenue Louis Berlaimont</text:p>
          </table:table-cell>
          <table:table-cell table:style-name="ce2" office:value-type="string" calcext:value-type="string">
            <text:p>Louis Berlaimontlaan</text:p>
          </table:table-cell>
          <table:table-cell table:style-name="ce2" office:value-type="string" calcext:value-type="string">
            <text:p>Q32612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57];&quot;/&quot;;[.B57])" office:value-type="string" office:string-value="https://osm.org/relation/3011923" calcext:value-type="string">
            <text:p>https://osm.org/relation/30119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988" calcext:value-type="float">
            <text:p>3011988</text:p>
          </table:table-cell>
          <table:table-cell table:style-name="ce2" office:value-type="string" calcext:value-type="string">
            <text:p>Avenue Benjamin Jansen</text:p>
          </table:table-cell>
          <table:table-cell table:style-name="ce2" office:value-type="string" calcext:value-type="string">
            <text:p>Benjamin Jans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enjamin Jansen, victime de guerre</text:p>
          </table:table-cell>
          <table:table-cell table:style-name="ce6" table:formula="of:=CONCATENATE(&quot;https://osm.org/&quot;;[.A58];&quot;/&quot;;[.B58])" office:value-type="string" office:string-value="https://osm.org/relation/3011988" calcext:value-type="string">
            <text:p>https://osm.org/relation/30119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989" calcext:value-type="float">
            <text:p>3011989</text:p>
          </table:table-cell>
          <table:table-cell table:style-name="ce2" office:value-type="string" calcext:value-type="string">
            <text:p>Avenue Henri de Brouckère</text:p>
          </table:table-cell>
          <table:table-cell table:style-name="ce2" office:value-type="string" calcext:value-type="string">
            <text:p>Henri de Brouckèrelaan</text:p>
          </table:table-cell>
          <table:table-cell table:style-name="ce2" office:value-type="string" calcext:value-type="string">
            <text:p>Q52747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59];&quot;/&quot;;[.B59])" office:value-type="string" office:string-value="https://osm.org/relation/3011989" calcext:value-type="string">
            <text:p>https://osm.org/relation/3011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997" calcext:value-type="float">
            <text:p>3011997</text:p>
          </table:table-cell>
          <table:table-cell table:style-name="ce2" office:value-type="string" calcext:value-type="string">
            <text:p>Rue Antoine Vandergoten</text:p>
          </table:table-cell>
          <table:table-cell table:style-name="ce2" office:value-type="string" calcext:value-type="string">
            <text:p>Antoine Vandergotenstraat</text:p>
          </table:table-cell>
          <table:table-cell table:style-name="ce2" office:value-type="string" calcext:value-type="string">
            <text:p>Q28567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60];&quot;/&quot;;[.B60])" office:value-type="string" office:string-value="https://osm.org/relation/3011997" calcext:value-type="string">
            <text:p>https://osm.org/relation/30119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037" calcext:value-type="float">
            <text:p>3012037</text:p>
          </table:table-cell>
          <table:table-cell table:style-name="ce2" office:value-type="string" calcext:value-type="string">
            <text:p>Avenue du Paepedelle</text:p>
          </table:table-cell>
          <table:table-cell table:style-name="ce2" office:value-type="string" calcext:value-type="string">
            <text:p>Paepedell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61];&quot;/&quot;;[.B61])" office:value-type="string" office:string-value="https://osm.org/relation/3012037" calcext:value-type="string">
            <text:p>https://osm.org/relation/30120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040" calcext:value-type="float">
            <text:p>3012040</text:p>
          </table:table-cell>
          <table:table-cell table:style-name="ce2" office:value-type="string" calcext:value-type="string">
            <text:p>Avenue Gabriel Emile Lebon</text:p>
          </table:table-cell>
          <table:table-cell table:style-name="ce2" office:value-type="string" calcext:value-type="string">
            <text:p>Gabriel Emile Lebonlaan</text:p>
          </table:table-cell>
          <table:table-cell table:style-name="ce2" office:value-type="string" calcext:value-type="string">
            <text:p>Q30935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62];&quot;/&quot;;[.B62])" office:value-type="string" office:string-value="https://osm.org/relation/3012040" calcext:value-type="string">
            <text:p>https://osm.org/relation/30120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042" calcext:value-type="float">
            <text:p>3012042</text:p>
          </table:table-cell>
          <table:table-cell table:style-name="ce2" office:value-type="string" calcext:value-type="string">
            <text:p>Rue Jules Emile Raymond</text:p>
          </table:table-cell>
          <table:table-cell table:style-name="ce2" office:value-type="string" calcext:value-type="string">
            <text:p>Jules Emile Raymond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Jules Emile Raymond, victime de guerre</text:p>
          </table:table-cell>
          <table:table-cell table:style-name="ce6" table:formula="of:=CONCATENATE(&quot;https://osm.org/&quot;;[.A63];&quot;/&quot;;[.B63])" office:value-type="string" office:string-value="https://osm.org/relation/3012042" calcext:value-type="string">
            <text:p>https://osm.org/relation/30120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059" calcext:value-type="float">
            <text:p>3012059</text:p>
          </table:table-cell>
          <table:table-cell table:style-name="ce2" office:value-type="string" calcext:value-type="string">
            <text:p>Rue Edouard Henrard</text:p>
          </table:table-cell>
          <table:table-cell table:style-name="ce2" office:value-type="string" calcext:value-type="string">
            <text:p>Edouard Henrard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'infos</text:p>
          </table:table-cell>
          <table:table-cell table:style-name="ce6" table:formula="of:=CONCATENATE(&quot;https://osm.org/&quot;;[.A64];&quot;/&quot;;[.B64])" office:value-type="string" office:string-value="https://osm.org/relation/3012059" calcext:value-type="string">
            <text:p>https://osm.org/relation/30120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534" calcext:value-type="float">
            <text:p>3020534</text:p>
          </table:table-cell>
          <table:table-cell table:style-name="ce2" office:value-type="string" calcext:value-type="string">
            <text:p>Chaussée de Wavre</text:p>
          </table:table-cell>
          <table:table-cell table:style-name="ce2" office:value-type="string" calcext:value-type="string">
            <text:p>Steenweg op Waver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65];&quot;/&quot;;[.B65])" office:value-type="string" office:string-value="https://osm.org/relation/3020534" calcext:value-type="string">
            <text:p>https://osm.org/relation/30205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408" calcext:value-type="float">
            <text:p>3224408</text:p>
          </table:table-cell>
          <table:table-cell table:style-name="ce2" office:value-type="string" calcext:value-type="string">
            <text:p>Boulevard du Triomphe</text:p>
          </table:table-cell>
          <table:table-cell table:style-name="ce2" office:value-type="string" calcext:value-type="string">
            <text:p>Triomf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66];&quot;/&quot;;[.B66])" office:value-type="string" office:string-value="https://osm.org/relation/3224408" calcext:value-type="string">
            <text:p>https://osm.org/relation/32244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792" calcext:value-type="float">
            <text:p>3258792</text:p>
          </table:table-cell>
          <table:table-cell table:style-name="ce2" office:value-type="string" calcext:value-type="string">
            <text:p>Rue des Palmiers</text:p>
          </table:table-cell>
          <table:table-cell table:style-name="ce2" office:value-type="string" calcext:value-type="string">
            <text:p>Palmboom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67];&quot;/&quot;;[.B67])" office:value-type="string" office:string-value="https://osm.org/relation/3258792" calcext:value-type="string">
            <text:p>https://osm.org/relation/32587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23" calcext:value-type="float">
            <text:p>3258823</text:p>
          </table:table-cell>
          <table:table-cell table:style-name="ce2" office:value-type="string" calcext:value-type="string">
            <text:p>Avenue des Cattleyas</text:p>
          </table:table-cell>
          <table:table-cell table:style-name="ce2" office:value-type="string" calcext:value-type="string">
            <text:p>Cattleya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68];&quot;/&quot;;[.B68])" office:value-type="string" office:string-value="https://osm.org/relation/3258823" calcext:value-type="string">
            <text:p>https://osm.org/relation/32588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62" calcext:value-type="float">
            <text:p>3494862</text:p>
          </table:table-cell>
          <table:table-cell table:style-name="ce2" office:value-type="string" calcext:value-type="string">
            <text:p>Drève de Nivelles</text:p>
          </table:table-cell>
          <table:table-cell table:style-name="ce2" office:value-type="string" calcext:value-type="string">
            <text:p>Nijvelse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69];&quot;/&quot;;[.B69])" office:value-type="string" office:string-value="https://osm.org/relation/3494862" calcext:value-type="string">
            <text:p>https://osm.org/relation/34948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2" calcext:value-type="float">
            <text:p>3495512</text:p>
          </table:table-cell>
          <table:table-cell table:style-name="ce2" office:value-type="string" calcext:value-type="string">
            <text:p>Avenue Charles Brassine</text:p>
          </table:table-cell>
          <table:table-cell table:style-name="ce2" office:value-type="string" calcext:value-type="string">
            <text:p>Charles Brassinelaan</text:p>
          </table:table-cell>
          <table:table-cell table:style-name="ce2" office:value-type="string" calcext:value-type="string">
            <text:p>Q22232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la page Wikipedia de la rue relie le nom de la rue à Jacques Brassine</text:p>
          </table:table-cell>
          <table:table-cell table:style-name="ce6" table:formula="of:=CONCATENATE(&quot;https://osm.org/&quot;;[.A70];&quot;/&quot;;[.B70])" office:value-type="string" office:string-value="https://osm.org/relation/3495512" calcext:value-type="string">
            <text:p>https://osm.org/relation/34955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3" calcext:value-type="float">
            <text:p>3495513</text:p>
          </table:table-cell>
          <table:table-cell table:style-name="ce2" office:value-type="string" calcext:value-type="string">
            <text:p>Avenue Henri Schoofs</text:p>
          </table:table-cell>
          <table:table-cell table:style-name="ce2" office:value-type="string" calcext:value-type="string">
            <text:p>Henri Schoofslaan</text:p>
          </table:table-cell>
          <table:table-cell table:style-name="ce2" office:value-type="string" calcext:value-type="string">
            <text:p>Q31319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71];&quot;/&quot;;[.B71])" office:value-type="string" office:string-value="https://osm.org/relation/3495513" calcext:value-type="string">
            <text:p>https://osm.org/relation/34955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4" calcext:value-type="float">
            <text:p>3495514</text:p>
          </table:table-cell>
          <table:table-cell table:style-name="ce2" office:value-type="string" calcext:value-type="string">
            <text:p>Boulevard du Triomphe</text:p>
          </table:table-cell>
          <table:table-cell table:style-name="ce2" office:value-type="string" calcext:value-type="string">
            <text:p>Triomf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72];&quot;/&quot;;[.B72])" office:value-type="string" office:string-value="https://osm.org/relation/3495514" calcext:value-type="string">
            <text:p>https://osm.org/relation/34955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5" calcext:value-type="float">
            <text:p>3495515</text:p>
          </table:table-cell>
          <table:table-cell table:style-name="ce2" office:value-type="string" calcext:value-type="string">
            <text:p>Clos Lucien Outers</text:p>
          </table:table-cell>
          <table:table-cell table:style-name="ce2" office:value-type="string" calcext:value-type="string">
            <text:p>Lucien Outersgaarde</text:p>
          </table:table-cell>
          <table:table-cell table:style-name="ce2" office:value-type="string" calcext:value-type="string">
            <text:p>Q19671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73];&quot;/&quot;;[.B73])" office:value-type="string" office:string-value="https://osm.org/relation/3495515" calcext:value-type="string">
            <text:p>https://osm.org/relation/34955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6" calcext:value-type="float">
            <text:p>3495516</text:p>
          </table:table-cell>
          <table:table-cell table:style-name="ce2" office:value-type="string" calcext:value-type="string">
            <text:p>Place de l'Amitié</text:p>
          </table:table-cell>
          <table:table-cell table:style-name="ce2" office:value-type="string" calcext:value-type="string">
            <text:p>Vriendschapsplei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74];&quot;/&quot;;[.B74])" office:value-type="string" office:string-value="https://osm.org/relation/3495516" calcext:value-type="string">
            <text:p>https://osm.org/relation/34955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7" calcext:value-type="float">
            <text:p>3495517</text:p>
          </table:table-cell>
          <table:table-cell table:style-name="ce2" office:value-type="string" calcext:value-type="string">
            <text:p>Rue Adolphe Keller</text:p>
          </table:table-cell>
          <table:table-cell table:style-name="ce2" office:value-type="string" calcext:value-type="string">
            <text:p>Adolphe Kellerstraat</text:p>
          </table:table-cell>
          <table:table-cell table:style-name="ce2" office:value-type="string" calcext:value-type="string">
            <text:p>Q28248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75];&quot;/&quot;;[.B75])" office:value-type="string" office:string-value="https://osm.org/relation/3495517" calcext:value-type="string">
            <text:p>https://osm.org/relation/34955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8" calcext:value-type="float">
            <text:p>3495518</text:p>
          </table:table-cell>
          <table:table-cell table:style-name="ce2" office:value-type="string" calcext:value-type="string">
            <text:p>Rue Liévin Verstraeten</text:p>
          </table:table-cell>
          <table:table-cell table:style-name="ce2" office:value-type="string" calcext:value-type="string">
            <text:p>Liévin Verstraetenstraat</text:p>
          </table:table-cell>
          <table:table-cell table:style-name="ce2" office:value-type="string" calcext:value-type="string">
            <text:p>Q32574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76];&quot;/&quot;;[.B76])" office:value-type="string" office:string-value="https://osm.org/relation/3495518" calcext:value-type="string">
            <text:p>https://osm.org/relation/34955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9" calcext:value-type="float">
            <text:p>3495519</text:p>
          </table:table-cell>
          <table:table-cell table:style-name="ce2" office:value-type="string" calcext:value-type="string">
            <text:p>Rue de l'Amblève</text:p>
          </table:table-cell>
          <table:table-cell table:style-name="ce2" office:value-type="string" calcext:value-type="string">
            <text:p>Amblèv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77];&quot;/&quot;;[.B77])" office:value-type="string" office:string-value="https://osm.org/relation/3495519" calcext:value-type="string">
            <text:p>https://osm.org/relation/34955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20" calcext:value-type="float">
            <text:p>3495520</text:p>
          </table:table-cell>
          <table:table-cell table:style-name="ce2" office:value-type="string" calcext:value-type="string">
            <text:p>Rue de la Chasse Royale</text:p>
          </table:table-cell>
          <table:table-cell table:style-name="ce2" office:value-type="string" calcext:value-type="string">
            <text:p>Koninklijke Jach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78];&quot;/&quot;;[.B78])" office:value-type="string" office:string-value="https://osm.org/relation/3495520" calcext:value-type="string">
            <text:p>https://osm.org/relation/34955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21" calcext:value-type="float">
            <text:p>3495521</text:p>
          </table:table-cell>
          <table:table-cell table:style-name="ce2" office:value-type="string" calcext:value-type="string">
            <text:p>Rue de la Stratégie</text:p>
          </table:table-cell>
          <table:table-cell table:style-name="ce2" office:value-type="string" calcext:value-type="string">
            <text:p>Krijgskund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79];&quot;/&quot;;[.B79])" office:value-type="string" office:string-value="https://osm.org/relation/3495521" calcext:value-type="string">
            <text:p>https://osm.org/relation/34955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22" calcext:value-type="float">
            <text:p>3495522</text:p>
          </table:table-cell>
          <table:table-cell table:style-name="ce2" office:value-type="string" calcext:value-type="string">
            <text:p>Rue du Bocq</text:p>
          </table:table-cell>
          <table:table-cell table:style-name="ce2" office:value-type="string" calcext:value-type="string">
            <text:p>Bocq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0];&quot;/&quot;;[.B80])" office:value-type="string" office:string-value="https://osm.org/relation/3495522" calcext:value-type="string">
            <text:p>https://osm.org/relation/3495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79" calcext:value-type="float">
            <text:p>3495579</text:p>
          </table:table-cell>
          <table:table-cell table:style-name="ce2" office:value-type="string" calcext:value-type="string">
            <text:p>Avenue des Éperviers</text:p>
          </table:table-cell>
          <table:table-cell table:style-name="ce2" office:value-type="string" calcext:value-type="string">
            <text:p>Sperwer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1];&quot;/&quot;;[.B81])" office:value-type="string" office:string-value="https://osm.org/relation/3495579" calcext:value-type="string">
            <text:p>https://osm.org/relation/34955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29" calcext:value-type="float">
            <text:p>3495729</text:p>
          </table:table-cell>
          <table:table-cell table:style-name="ce2" office:value-type="string" calcext:value-type="string">
            <text:p>Avenue des Albatros</text:p>
          </table:table-cell>
          <table:table-cell table:style-name="ce2" office:value-type="string" calcext:value-type="string">
            <text:p>Albatro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2];&quot;/&quot;;[.B82])" office:value-type="string" office:string-value="https://osm.org/relation/3495729" calcext:value-type="string">
            <text:p>https://osm.org/relation/34957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48" calcext:value-type="float">
            <text:p>3495748</text:p>
          </table:table-cell>
          <table:table-cell table:style-name="ce2" office:value-type="string" calcext:value-type="string">
            <text:p>Avenue des Merles</text:p>
          </table:table-cell>
          <table:table-cell table:style-name="ce2" office:value-type="string" calcext:value-type="string">
            <text:p>Merel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3];&quot;/&quot;;[.B83])" office:value-type="string" office:string-value="https://osm.org/relation/3495748" calcext:value-type="string">
            <text:p>https://osm.org/relation/34957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51" calcext:value-type="float">
            <text:p>3495751</text:p>
          </table:table-cell>
          <table:table-cell table:style-name="ce2" office:value-type="string" calcext:value-type="string">
            <text:p>Avenue des Traquets</text:p>
          </table:table-cell>
          <table:table-cell table:style-name="ce2" office:value-type="string" calcext:value-type="string">
            <text:p>Zwartkeeltje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4];&quot;/&quot;;[.B84])" office:value-type="string" office:string-value="https://osm.org/relation/3495751" calcext:value-type="string">
            <text:p>https://osm.org/relation/34957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63" calcext:value-type="float">
            <text:p>3495763</text:p>
          </table:table-cell>
          <table:table-cell table:style-name="ce2" office:value-type="string" calcext:value-type="string">
            <text:p>Avenue du Loriot</text:p>
          </table:table-cell>
          <table:table-cell table:style-name="ce2" office:value-type="string" calcext:value-type="string">
            <text:p>Wielewaal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5];&quot;/&quot;;[.B85])" office:value-type="string" office:string-value="https://osm.org/relation/3495763" calcext:value-type="string">
            <text:p>https://osm.org/relation/34957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66" calcext:value-type="float">
            <text:p>3495766</text:p>
          </table:table-cell>
          <table:table-cell table:style-name="ce2" office:value-type="string" calcext:value-type="string">
            <text:p>Avenue des Passereaux</text:p>
          </table:table-cell>
          <table:table-cell table:style-name="ce2" office:value-type="string" calcext:value-type="string">
            <text:p>Zangvogel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6];&quot;/&quot;;[.B86])" office:value-type="string" office:string-value="https://osm.org/relation/3495766" calcext:value-type="string">
            <text:p>https://osm.org/relation/34957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98" calcext:value-type="float">
            <text:p>3495798</text:p>
          </table:table-cell>
          <table:table-cell table:style-name="ce2" office:value-type="string" calcext:value-type="string">
            <text:p>Avenue des Paradisiers</text:p>
          </table:table-cell>
          <table:table-cell table:style-name="ce2" office:value-type="string" calcext:value-type="string">
            <text:p>Paradijsvogel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7];&quot;/&quot;;[.B87])" office:value-type="string" office:string-value="https://osm.org/relation/3495798" calcext:value-type="string">
            <text:p>https://osm.org/relation/3495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99" calcext:value-type="float">
            <text:p>3495799</text:p>
          </table:table-cell>
          <table:table-cell table:style-name="ce2" office:value-type="string" calcext:value-type="string">
            <text:p>Avenue des Gorges Bleues</text:p>
          </table:table-cell>
          <table:table-cell table:style-name="ce2" office:value-type="string" calcext:value-type="string">
            <text:p>Blauwborstje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8];&quot;/&quot;;[.B88])" office:value-type="string" office:string-value="https://osm.org/relation/3495799" calcext:value-type="string">
            <text:p>https://osm.org/relation/34957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176" calcext:value-type="float">
            <text:p>3500176</text:p>
          </table:table-cell>
          <table:table-cell table:style-name="ce2" office:value-type="string" calcext:value-type="string">
            <text:p>Avenue de Lothier</text:p>
          </table:table-cell>
          <table:table-cell table:style-name="ce2" office:value-type="string" calcext:value-type="string">
            <text:p>Lotharing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9];&quot;/&quot;;[.B89])" office:value-type="string" office:string-value="https://osm.org/relation/3500176" calcext:value-type="string">
            <text:p>https://osm.org/relation/35001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269" calcext:value-type="float">
            <text:p>3500269</text:p>
          </table:table-cell>
          <table:table-cell table:style-name="ce2" office:value-type="string" calcext:value-type="string">
            <text:p>Avenue Colonel Daumerie</text:p>
          </table:table-cell>
          <table:table-cell table:style-name="ce2" office:value-type="string" calcext:value-type="string">
            <text:p>Kolonel Daumerielaan</text:p>
          </table:table-cell>
          <table:table-cell table:style-name="ce2" office:value-type="string" calcext:value-type="string">
            <text:p>Q568444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90];&quot;/&quot;;[.B90])" office:value-type="string" office:string-value="https://osm.org/relation/3500269" calcext:value-type="string">
            <text:p>https://osm.org/relation/35002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6990" calcext:value-type="float">
            <text:p>3506990</text:p>
          </table:table-cell>
          <table:table-cell table:style-name="ce2" office:value-type="string" calcext:value-type="string">
            <text:p>Avenue de la Faisanderie</text:p>
          </table:table-cell>
          <table:table-cell table:style-name="ce2" office:value-type="string" calcext:value-type="string">
            <text:p>Fazantenpark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1];&quot;/&quot;;[.B91])" office:value-type="string" office:string-value="https://osm.org/relation/3506990" calcext:value-type="string">
            <text:p>https://osm.org/relation/35069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380" calcext:value-type="float">
            <text:p>4807380</text:p>
          </table:table-cell>
          <table:table-cell table:style-name="ce2" office:value-type="string" calcext:value-type="string">
            <text:p>Chemin du Putdael</text:p>
          </table:table-cell>
          <table:table-cell table:style-name="ce2" office:value-type="string" calcext:value-type="string">
            <text:p>Putdaelweg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2];&quot;/&quot;;[.B92])" office:value-type="string" office:string-value="https://osm.org/relation/4807380" calcext:value-type="string">
            <text:p>https://osm.org/relation/48073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9402" calcext:value-type="float">
            <text:p>4809402</text:p>
          </table:table-cell>
          <table:table-cell table:style-name="ce2" office:value-type="string" calcext:value-type="string">
            <text:p>Avenue de Tervueren</text:p>
          </table:table-cell>
          <table:table-cell table:style-name="ce2" office:value-type="string" calcext:value-type="string">
            <text:p>Tervur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3];&quot;/&quot;;[.B93])" office:value-type="string" office:string-value="https://osm.org/relation/4809402" calcext:value-type="string">
            <text:p>https://osm.org/relation/48094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4686" calcext:value-type="float">
            <text:p>10704686</text:p>
          </table:table-cell>
          <table:table-cell table:style-name="ce2" office:value-type="string" calcext:value-type="string">
            <text:p>Avenue Roger Lallemand</text:p>
          </table:table-cell>
          <table:table-cell table:style-name="ce2" office:value-type="string" calcext:value-type="string">
            <text:p>Roger Lallemandlaan</text:p>
          </table:table-cell>
          <table:table-cell table:style-name="ce2" office:value-type="string" calcext:value-type="string">
            <text:p>Q4662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94];&quot;/&quot;;[.B94])" office:value-type="string" office:string-value="https://osm.org/relation/10704686" calcext:value-type="string">
            <text:p>https://osm.org/relation/10704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ardinal Micara</text:p>
          </table:table-cell>
          <table:table-cell table:style-name="ce2" office:value-type="string" calcext:value-type="string">
            <text:p>Kardinaal Micaralaan</text:p>
          </table:table-cell>
          <table:table-cell table:style-name="ce2" office:value-type="string" calcext:value-type="string">
            <text:p>Q11003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95];&quot;,auderghem&quot;))" office:value-type="string" office:string-value="https://osm.org/search?query=Avenue Cardinal Micara,auderghem" calcext:value-type="string">
            <text:p>https://osm.org/search?query=Avenue Cardinal Micara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harles Dierickx</text:p>
          </table:table-cell>
          <table:table-cell table:style-name="ce2" office:value-type="string" calcext:value-type="string">
            <text:p>Charles Dierickx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harles Dierickx, directeur du complexe communal scolaire</text:p>
          </table:table-cell>
          <table:table-cell table:style-name="ce7" table:formula="of:=HYPERLINK(CONCATENATE(&quot;https://osm.org/search?query=&quot;; [.C96];&quot;,auderghem&quot;))" office:value-type="string" office:string-value="https://osm.org/search?query=Avenue Charles Dierickx,auderghem" calcext:value-type="string">
            <text:p>https://osm.org/search?query=Avenue Charles Dierick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harles Madoux</text:p>
          </table:table-cell>
          <table:table-cell table:style-name="ce2" office:value-type="string" calcext:value-type="string">
            <text:p>Charles Madouxlaan</text:p>
          </table:table-cell>
          <table:table-cell table:style-name="ce2" office:value-type="string" calcext:value-type="string">
            <text:p>Q23983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97];&quot;,auderghem&quot;))" office:value-type="string" office:string-value="https://osm.org/search?query=Avenue Charles Madoux,auderghem" calcext:value-type="string">
            <text:p>https://osm.org/search?query=Avenue Charles Madou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harles Michiels</text:p>
          </table:table-cell>
          <table:table-cell table:style-name="ce2" office:value-type="string" calcext:value-type="string">
            <text:p>Charles Michiel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harles Michiels, victime de guerre</text:p>
          </table:table-cell>
          <table:table-cell table:style-name="ce7" table:formula="of:=HYPERLINK(CONCATENATE(&quot;https://osm.org/search?query=&quot;; [.C98];&quot;,auderghem&quot;))" office:value-type="string" office:string-value="https://osm.org/search?query=Avenue Charles Michiels,auderghem" calcext:value-type="string">
            <text:p>https://osm.org/search?query=Avenue Charles Michiel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harles Schaller</text:p>
          </table:table-cell>
          <table:table-cell table:style-name="ce2" office:value-type="string" calcext:value-type="string">
            <text:p>Charles Schallerlaan</text:p>
          </table:table-cell>
          <table:table-cell table:style-name="ce2" office:value-type="string" calcext:value-type="string">
            <text:p>Q170397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harles Schaller, victime de guerre</text:p>
          </table:table-cell>
          <table:table-cell table:style-name="ce7" table:formula="of:=HYPERLINK(CONCATENATE(&quot;https://osm.org/search?query=&quot;; [.C99];&quot;,auderghem&quot;))" office:value-type="string" office:string-value="https://osm.org/search?query=Avenue Charles Schaller,auderghem" calcext:value-type="string">
            <text:p>https://osm.org/search?query=Avenue Charles Schalle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harles d'Orjo de Marchovelette</text:p>
          </table:table-cell>
          <table:table-cell table:style-name="ce2" office:value-type="string" calcext:value-type="string">
            <text:p>Charles d'Orjo de Marchovelett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harles d'Orjo de Marchovelette, victime de guerre</text:p>
          </table:table-cell>
          <table:table-cell table:style-name="ce7" table:formula="of:=HYPERLINK(CONCATENATE(&quot;https://osm.org/search?query=&quot;; [.C100];&quot;,auderghem&quot;))" office:value-type="string" office:string-value="https://osm.org/search?query=Avenue Charles d'Orjo de Marchovelette,auderghem" calcext:value-type="string">
            <text:p>https://osm.org/search?query=Avenue Charles d'Orjo de Marchovelett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aniel Boon</text:p>
          </table:table-cell>
          <table:table-cell table:style-name="ce2" office:value-type="string" calcext:value-type="string">
            <text:p>Daniel Boonlaan</text:p>
          </table:table-cell>
          <table:table-cell table:style-name="ce2" office:value-type="string" calcext:value-type="string">
            <text:p>Q30137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elgian Politician </text:p>
          </table:table-cell>
          <table:table-cell table:style-name="ce7" table:formula="of:=HYPERLINK(CONCATENATE(&quot;https://osm.org/search?query=&quot;; [.C101];&quot;,auderghem&quot;))" office:value-type="string" office:string-value="https://osm.org/search?query=Avenue Daniel Boon,auderghem" calcext:value-type="string">
            <text:p>https://osm.org/search?query=Avenue Daniel Boo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Edmond Van Nieuwenhuyse</text:p>
          </table:table-cell>
          <table:table-cell table:style-name="ce2" office:value-type="string" calcext:value-type="string">
            <text:p>Edmond Van Nieuwenhuys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'infos</text:p>
          </table:table-cell>
          <table:table-cell table:style-name="ce7" table:formula="of:=HYPERLINK(CONCATENATE(&quot;https://osm.org/search?query=&quot;; [.C102];&quot;,auderghem&quot;))" office:value-type="string" office:string-value="https://osm.org/search?query=Avenue Edmond Van Nieuwenhuyse,auderghem" calcext:value-type="string">
            <text:p>https://osm.org/search?query=Avenue Edmond Van Nieuwenhuys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Emile Laine</text:p>
          </table:table-cell>
          <table:table-cell table:style-name="ce2" office:value-type="string" calcext:value-type="string">
            <text:p>Emile Lainelaan</text:p>
          </table:table-cell>
          <table:table-cell table:style-name="ce2" office:value-type="string" calcext:value-type="string">
            <text:p>Q35885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chitecte paysagiste français </text:p>
          </table:table-cell>
          <table:table-cell table:style-name="ce7" table:formula="of:=HYPERLINK(CONCATENATE(&quot;https://osm.org/search?query=&quot;; [.C103];&quot;,auderghem&quot;))" office:value-type="string" office:string-value="https://osm.org/search?query=Avenue Emile Laine,auderghem" calcext:value-type="string">
            <text:p>https://osm.org/search?query=Avenue Emile Lain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Ernest Claes</text:p>
          </table:table-cell>
          <table:table-cell table:style-name="ce2" office:value-type="string" calcext:value-type="string">
            <text:p>Ernest Claeslaan</text:p>
          </table:table-cell>
          <table:table-cell table:style-name="ce2" office:value-type="string" calcext:value-type="string">
            <text:p>Q209081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unicipal clerk</text:p>
          </table:table-cell>
          <table:table-cell table:style-name="ce7" table:formula="of:=HYPERLINK(CONCATENATE(&quot;https://osm.org/search?query=&quot;; [.C104];&quot;,auderghem&quot;))" office:value-type="string" office:string-value="https://osm.org/search?query=Avenue Ernest Claes,auderghem" calcext:value-type="string">
            <text:p>https://osm.org/search?query=Avenue Ernest Cla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François-Bernard Verboven</text:p>
          </table:table-cell>
          <table:table-cell table:style-name="ce2" office:value-type="string" calcext:value-type="string">
            <text:p>François-Bernard Verbov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'infos</text:p>
          </table:table-cell>
          <table:table-cell table:style-name="ce7" table:formula="of:=HYPERLINK(CONCATENATE(&quot;https://osm.org/search?query=&quot;; [.C105];&quot;,auderghem&quot;))" office:value-type="string" office:string-value="https://osm.org/search?query=Avenue François-Bernard Verboven,auderghem" calcext:value-type="string">
            <text:p>https://osm.org/search?query=Avenue François-Bernard Verbov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François-Élie Van Elderen</text:p>
          </table:table-cell>
          <table:table-cell table:style-name="ce2" office:value-type="string" calcext:value-type="string">
            <text:p>François-Élie Van Elder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'infos</text:p>
          </table:table-cell>
          <table:table-cell table:style-name="ce7" table:formula="of:=HYPERLINK(CONCATENATE(&quot;https://osm.org/search?query=&quot;; [.C106];&quot;,auderghem&quot;))" office:value-type="string" office:string-value="https://osm.org/search?query=Avenue François-Élie Van Elderen,auderghem" calcext:value-type="string">
            <text:p>https://osm.org/search?query=Avenue François-Élie Van Elder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aston De Gryse</text:p>
          </table:table-cell>
          <table:table-cell table:style-name="ce2" office:value-type="string" calcext:value-type="string">
            <text:p>Gaston De Grys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'infos</text:p>
          </table:table-cell>
          <table:table-cell table:style-name="ce7" table:formula="of:=HYPERLINK(CONCATENATE(&quot;https://osm.org/search?query=&quot;; [.C107];&quot;,auderghem&quot;))" office:value-type="string" office:string-value="https://osm.org/search?query=Avenue Gaston De Gryse,auderghem" calcext:value-type="string">
            <text:p>https://osm.org/search?query=Avenue Gaston De Grys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inette Javaux</text:p>
          </table:table-cell>
          <table:table-cell table:style-name="ce2" office:value-type="string" calcext:value-type="string">
            <text:p>Ginette Javauxlaan</text:p>
          </table:table-cell>
          <table:table-cell table:style-name="ce2" office:value-type="string" calcext:value-type="string">
            <text:p>Q310672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elgian Painter</text:p>
          </table:table-cell>
          <table:table-cell table:style-name="ce7" table:formula="of:=HYPERLINK(CONCATENATE(&quot;https://osm.org/search?query=&quot;; [.C108];&quot;,auderghem&quot;))" office:value-type="string" office:string-value="https://osm.org/search?query=Avenue Ginette Javaux,auderghem" calcext:value-type="string">
            <text:p>https://osm.org/search?query=Avenue Ginette Javau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uillaume Crock</text:p>
          </table:table-cell>
          <table:table-cell table:style-name="ce2" office:value-type="string" calcext:value-type="string">
            <text:p>Guillaume Crock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uillaume Crock, victime de guerre</text:p>
          </table:table-cell>
          <table:table-cell table:style-name="ce7" table:formula="of:=HYPERLINK(CONCATENATE(&quot;https://osm.org/search?query=&quot;; [.C109];&quot;,auderghem&quot;))" office:value-type="string" office:string-value="https://osm.org/search?query=Avenue Guillaume Crock,auderghem" calcext:value-type="string">
            <text:p>https://osm.org/search?query=Avenue Guillaume Crock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uillaume Detroch</text:p>
          </table:table-cell>
          <table:table-cell table:style-name="ce2" office:value-type="string" calcext:value-type="string">
            <text:p>Guillaume Detroch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uillaume Crock, soldat mitrailleur</text:p>
          </table:table-cell>
          <table:table-cell table:style-name="ce7" table:formula="of:=HYPERLINK(CONCATENATE(&quot;https://osm.org/search?query=&quot;; [.C110];&quot;,auderghem&quot;))" office:value-type="string" office:string-value="https://osm.org/search?query=Avenue Guillaume Detroch,auderghem" calcext:value-type="string">
            <text:p>https://osm.org/search?query=Avenue Guillaume Detroch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uillaume Poels</text:p>
          </table:table-cell>
          <table:table-cell table:style-name="ce2" office:value-type="string" calcext:value-type="string">
            <text:p>Guillaume Poel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uillaume Poels, victime de guerre</text:p>
          </table:table-cell>
          <table:table-cell table:style-name="ce7" table:formula="of:=HYPERLINK(CONCATENATE(&quot;https://osm.org/search?query=&quot;; [.C111];&quot;,auderghem&quot;))" office:value-type="string" office:string-value="https://osm.org/search?query=Avenue Guillaume Poels,auderghem" calcext:value-type="string">
            <text:p>https://osm.org/search?query=Avenue Guillaume Poel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uillaume Van Nerom</text:p>
          </table:table-cell>
          <table:table-cell table:style-name="ce2" office:value-type="string" calcext:value-type="string">
            <text:p>Guillaume Van Neromlaan</text:p>
          </table:table-cell>
          <table:table-cell table:style-name="ce2" office:value-type="string" calcext:value-type="string">
            <text:p>Q170421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uillaume Van Nerom, prisonnier politique</text:p>
          </table:table-cell>
          <table:table-cell table:style-name="ce7" table:formula="of:=HYPERLINK(CONCATENATE(&quot;https://osm.org/search?query=&quot;; [.C112];&quot;,auderghem&quot;))" office:value-type="string" office:string-value="https://osm.org/search?query=Avenue Guillaume Van Nerom,auderghem" calcext:value-type="string">
            <text:p>https://osm.org/search?query=Avenue Guillaume Van Nerom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ustave Demey</text:p>
          </table:table-cell>
          <table:table-cell table:style-name="ce2" office:value-type="string" calcext:value-type="string">
            <text:p>Gustave Demeylaan</text:p>
          </table:table-cell>
          <table:table-cell table:style-name="ce2" office:value-type="string" calcext:value-type="string">
            <text:p>Q31211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ustave Demey, belgian politician</text:p>
          </table:table-cell>
          <table:table-cell table:style-name="ce7" table:formula="of:=HYPERLINK(CONCATENATE(&quot;https://osm.org/search?query=&quot;; [.C113];&quot;,auderghem&quot;))" office:value-type="string" office:string-value="https://osm.org/search?query=Avenue Gustave Demey,auderghem" calcext:value-type="string">
            <text:p>https://osm.org/search?query=Avenue Gustave Demey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énéral Merjay</text:p>
          </table:table-cell>
          <table:table-cell table:style-name="ce2" office:value-type="string" calcext:value-type="string">
            <text:p>Generaal Merjaylaan</text:p>
          </table:table-cell>
          <table:table-cell table:style-name="ce2" office:value-type="string" calcext:value-type="string">
            <text:p>Q31642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Jean-Baptiste Merjay, politicien belge</text:p>
          </table:table-cell>
          <table:table-cell table:style-name="ce7" table:formula="of:=HYPERLINK(CONCATENATE(&quot;https://osm.org/search?query=&quot;; [.C114];&quot;,auderghem&quot;))" office:value-type="string" office:string-value="https://osm.org/search?query=Avenue Général Merjay,auderghem" calcext:value-type="string">
            <text:p>https://osm.org/search?query=Avenue Général Merjay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ector Gobert</text:p>
          </table:table-cell>
          <table:table-cell table:style-name="ce2" office:value-type="string" calcext:value-type="string">
            <text:p>Hector Gobert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ector Gobert, victime de guerre</text:p>
          </table:table-cell>
          <table:table-cell table:style-name="ce7" table:formula="of:=HYPERLINK(CONCATENATE(&quot;https://osm.org/search?query=&quot;; [.C115];&quot;,auderghem&quot;))" office:value-type="string" office:string-value="https://osm.org/search?query=Avenue Hector Gobert,auderghem" calcext:value-type="string">
            <text:p>https://osm.org/search?query=Avenue Hector Gober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errmann Debroux</text:p>
          </table:table-cell>
          <table:table-cell table:style-name="ce2" office:value-type="string" calcext:value-type="string">
            <text:p>Herrmann Debrou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16];&quot;,auderghem&quot;))" office:value-type="string" office:string-value="https://osm.org/search?query=Avenue Herrmann Debroux,auderghem" calcext:value-type="string">
            <text:p>https://osm.org/search?query=Avenue Herrmann Debrou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ugo Van der Goes</text:p>
          </table:table-cell>
          <table:table-cell table:style-name="ce2" office:value-type="string" calcext:value-type="string">
            <text:p>Hugo Van der Goe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17];&quot;,auderghem&quot;))" office:value-type="string" office:string-value="https://osm.org/search?query=Avenue Hugo Van der Goes,auderghem" calcext:value-type="string">
            <text:p>https://osm.org/search?query=Avenue Hugo Van der Go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Isidore Gérard</text:p>
          </table:table-cell>
          <table:table-cell table:style-name="ce2" office:value-type="string" calcext:value-type="string">
            <text:p>Isidore Gérard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Un industriel de Soignies et un grand propriétaire terrien dans la commune.</text:p>
          </table:table-cell>
          <table:table-cell table:style-name="ce7" table:formula="of:=HYPERLINK(CONCATENATE(&quot;https://osm.org/search?query=&quot;; [.C118];&quot;,auderghem&quot;))" office:value-type="string" office:string-value="https://osm.org/search?query=Avenue Isidore Gérard,auderghem" calcext:value-type="string">
            <text:p>https://osm.org/search?query=Avenue Isidore Gérard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ean Accent</text:p>
          </table:table-cell>
          <table:table-cell table:style-name="ce2" office:value-type="string" calcext:value-type="string">
            <text:p>Jean Accentlaan</text:p>
          </table:table-cell>
          <table:table-cell table:style-name="ce2" office:value-type="string" calcext:value-type="string">
            <text:p>Q8554643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19];&quot;,auderghem&quot;))" office:value-type="string" office:string-value="https://osm.org/search?query=Avenue Jean Accent,auderghem" calcext:value-type="string">
            <text:p>https://osm.org/search?query=Avenue Jean Accen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ean Charlier</text:p>
          </table:table-cell>
          <table:table-cell table:style-name="ce2" office:value-type="string" calcext:value-type="string">
            <text:p>Jean Charlie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20];&quot;,auderghem&quot;))" office:value-type="string" office:string-value="https://osm.org/search?query=Avenue Jean Charlier,auderghem" calcext:value-type="string">
            <text:p>https://osm.org/search?query=Avenue Jean Charlie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ean Van Horenbeeck</text:p>
          </table:table-cell>
          <table:table-cell table:style-name="ce2" office:value-type="string" calcext:value-type="string">
            <text:p>Jean Van Horenbeeck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21];&quot;,auderghem&quot;))" office:value-type="string" office:string-value="https://osm.org/search?query=Avenue Jean Van Horenbeeck,auderghem" calcext:value-type="string">
            <text:p>https://osm.org/search?query=Avenue Jean Van Horenbeeck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ean Vanhaelen</text:p>
          </table:table-cell>
          <table:table-cell table:style-name="ce2" office:value-type="string" calcext:value-type="string">
            <text:p>Jean Vanhael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22];&quot;,auderghem&quot;))" office:value-type="string" office:string-value="https://osm.org/search?query=Avenue Jean Vanhaelen,auderghem" calcext:value-type="string">
            <text:p>https://osm.org/search?query=Avenue Jean Vanhael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ean-François Leemans</text:p>
          </table:table-cell>
          <table:table-cell table:style-name="ce2" office:value-type="string" calcext:value-type="string">
            <text:p>Jean-François Leeman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23];&quot;,auderghem&quot;))" office:value-type="string" office:string-value="https://osm.org/search?query=Avenue Jean-François Leemans,auderghem" calcext:value-type="string">
            <text:p>https://osm.org/search?query=Avenue Jean-François Leema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olé</text:p>
          </table:table-cell>
          <table:table-cell table:style-name="ce2" office:value-type="string" calcext:value-type="string">
            <text:p>Jolé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uguste et Fernand Jolé, victimes de guerre. </text:p>
          </table:table-cell>
          <table:table-cell table:style-name="ce7" table:formula="of:=HYPERLINK(CONCATENATE(&quot;https://osm.org/search?query=&quot;; [.C124];&quot;,auderghem&quot;))" office:value-type="string" office:string-value="https://osm.org/search?query=Avenue Jolé,auderghem" calcext:value-type="string">
            <text:p>https://osm.org/search?query=Avenue Jolé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oseph Borlé</text:p>
          </table:table-cell>
          <table:table-cell table:style-name="ce2" office:value-type="string" calcext:value-type="string">
            <text:p>Joseph Borlé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25];&quot;,auderghem&quot;))" office:value-type="string" office:string-value="https://osm.org/search?query=Avenue Joseph Borlé,auderghem" calcext:value-type="string">
            <text:p>https://osm.org/search?query=Avenue Joseph Borlé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oseph Chaudron</text:p>
          </table:table-cell>
          <table:table-cell table:style-name="ce2" office:value-type="string" calcext:value-type="string">
            <text:p>Joseph Chaudro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26];&quot;,auderghem&quot;))" office:value-type="string" office:string-value="https://osm.org/search?query=Avenue Joseph Chaudron,auderghem" calcext:value-type="string">
            <text:p>https://osm.org/search?query=Avenue Joseph Chaudro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oseph-Jean Gossiaux</text:p>
          </table:table-cell>
          <table:table-cell table:style-name="ce2" office:value-type="string" calcext:value-type="string">
            <text:p>Joseph Jean-Gossiau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27];&quot;,auderghem&quot;))" office:value-type="string" office:string-value="https://osm.org/search?query=Avenue Joseph-Jean Gossiaux,auderghem" calcext:value-type="string">
            <text:p>https://osm.org/search?query=Avenue Joseph-Jean Gossiau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ules Génicot</text:p>
          </table:table-cell>
          <table:table-cell table:style-name="ce2" office:value-type="string" calcext:value-type="string">
            <text:p>Jules Génico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28];&quot;,auderghem&quot;))" office:value-type="string" office:string-value="https://osm.org/search?query=Avenue Jules Génicot,auderghem" calcext:value-type="string">
            <text:p>https://osm.org/search?query=Avenue Jules Génico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ouis Dehoux</text:p>
          </table:table-cell>
          <table:table-cell table:style-name="ce2" office:value-type="string" calcext:value-type="string">
            <text:p>Louis Dehou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29];&quot;,auderghem&quot;))" office:value-type="string" office:string-value="https://osm.org/search?query=Avenue Louis Dehoux,auderghem" calcext:value-type="string">
            <text:p>https://osm.org/search?query=Avenue Louis Dehou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ouis Vercauteren</text:p>
          </table:table-cell>
          <table:table-cell table:style-name="ce2" office:value-type="string" calcext:value-type="string">
            <text:p>Louis Vercauter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30];&quot;,auderghem&quot;))" office:value-type="string" office:string-value="https://osm.org/search?query=Avenue Louis Vercauteren,auderghem" calcext:value-type="string">
            <text:p>https://osm.org/search?query=Avenue Louis Vercauter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éopold Florent Lambin</text:p>
          </table:table-cell>
          <table:table-cell table:style-name="ce2" office:value-type="string" calcext:value-type="string">
            <text:p>Leopold Florent Lambi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31];&quot;,auderghem&quot;))" office:value-type="string" office:string-value="https://osm.org/search?query=Avenue Léopold Florent Lambin,auderghem" calcext:value-type="string">
            <text:p>https://osm.org/search?query=Avenue Léopold Florent Lambi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Nippone</text:p>
          </table:table-cell>
          <table:table-cell table:style-name="ce2" office:value-type="string" calcext:value-type="string">
            <text:p>Nipponelaan</text:p>
          </table:table-cell>
          <table:table-cell table:style-name="ce2" office:value-type="string" calcext:value-type="string">
            <text:p>Q2873787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À l’arrière de la rue, la Japanese School of Brussels existe depuis 1979 et explique le choix du nom de rue.</text:p>
          </table:table-cell>
          <table:table-cell table:style-name="ce7" table:formula="of:=HYPERLINK(CONCATENATE(&quot;https://osm.org/search?query=&quot;; [.C132];&quot;,auderghem&quot;))" office:value-type="string" office:string-value="https://osm.org/search?query=Avenue Nippone,auderghem" calcext:value-type="string">
            <text:p>https://osm.org/search?query=Avenue Nippon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aul Vanden Thoren</text:p>
          </table:table-cell>
          <table:table-cell table:style-name="ce2" office:value-type="string" calcext:value-type="string">
            <text:p>Paul Vanden Thor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33];&quot;,auderghem&quot;))" office:value-type="string" office:string-value="https://osm.org/search?query=Avenue Paul Vanden Thoren,auderghem" calcext:value-type="string">
            <text:p>https://osm.org/search?query=Avenue Paul Vanden Thor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aul Verheyleweghen</text:p>
          </table:table-cell>
          <table:table-cell table:style-name="ce2" office:value-type="string" calcext:value-type="string">
            <text:p>Paul Verheylewegh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34];&quot;,auderghem&quot;))" office:value-type="string" office:string-value="https://osm.org/search?query=Avenue Paul Verheyleweghen,auderghem" calcext:value-type="string">
            <text:p>https://osm.org/search?query=Avenue Paul Verheylewegh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ierre Devis</text:p>
          </table:table-cell>
          <table:table-cell table:style-name="ce2" office:value-type="string" calcext:value-type="string">
            <text:p>Pierre Devi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35];&quot;,auderghem&quot;))" office:value-type="string" office:string-value="https://osm.org/search?query=Avenue Pierre Devis,auderghem" calcext:value-type="string">
            <text:p>https://osm.org/search?query=Avenue Pierre Devi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ré des Agneaux</text:p>
          </table:table-cell>
          <table:table-cell table:style-name="ce2" office:value-type="string" calcext:value-type="string">
            <text:p>Lammerendrieslaan</text:p>
          </table:table-cell>
          <table:table-cell table:style-name="ce2" office:value-type="string" calcext:value-type="string">
            <text:p>Q2873815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Lieu-dit</text:p>
          </table:table-cell>
          <table:table-cell table:style-name="ce7" table:formula="of:=HYPERLINK(CONCATENATE(&quot;https://osm.org/search?query=&quot;; [.C136];&quot;,auderghem&quot;))" office:value-type="string" office:string-value="https://osm.org/search?query=Avenue Pré des Agneaux,auderghem" calcext:value-type="string">
            <text:p>https://osm.org/search?query=Avenue Pré des Agneau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ené Coulbaut</text:p>
          </table:table-cell>
          <table:table-cell table:style-name="ce2" office:value-type="string" calcext:value-type="string">
            <text:p>René Coulbau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37];&quot;,auderghem&quot;))" office:value-type="string" office:string-value="https://osm.org/search?query=Avenue René Coulbaut,auderghem" calcext:value-type="string">
            <text:p>https://osm.org/search?query=Avenue René Coulbau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ené Stevens</text:p>
          </table:table-cell>
          <table:table-cell table:style-name="ce2" office:value-type="string" calcext:value-type="string">
            <text:p>René Steven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38];&quot;,auderghem&quot;))" office:value-type="string" office:string-value="https://osm.org/search?query=Avenue René Stevens,auderghem" calcext:value-type="string">
            <text:p>https://osm.org/search?query=Avenue René Steve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oger Hainaut</text:p>
          </table:table-cell>
          <table:table-cell table:style-name="ce2" office:value-type="string" calcext:value-type="string">
            <text:p>Roger Hainau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39];&quot;,auderghem&quot;))" office:value-type="string" office:string-value="https://osm.org/search?query=Avenue Roger Hainaut,auderghem" calcext:value-type="string">
            <text:p>https://osm.org/search?query=Avenue Roger Hainau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Sainte-Anne</text:p>
          </table:table-cell>
          <table:table-cell table:style-name="ce2" office:value-type="string" calcext:value-type="string">
            <text:p>Sint-Annalaan</text:p>
          </table:table-cell>
          <table:table-cell table:style-name="ce4" office:value-type="string" calcext:value-type="string">
            <text:p>Q287383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7" table:formula="of:=HYPERLINK(CONCATENATE(&quot;https://osm.org/search?query=&quot;; [.C140];&quot;,auderghem&quot;))" office:value-type="string" office:string-value="https://osm.org/search?query=Avenue Sainte-Anne,auderghem" calcext:value-type="string">
            <text:p>https://osm.org/search?query=Avenue Sainte-Ann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Tedesco</text:p>
          </table:table-cell>
          <table:table-cell table:style-name="ce2" office:value-type="string" calcext:value-type="string">
            <text:p>Tedesco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Yves Tedesco, Gilbert Tedesco et son épouse Elise Georges, victimes de guerre. </text:p>
          </table:table-cell>
          <table:table-cell table:style-name="ce7" table:formula="of:=HYPERLINK(CONCATENATE(&quot;https://osm.org/search?query=&quot;; [.C141];&quot;,auderghem&quot;))" office:value-type="string" office:string-value="https://osm.org/search?query=Avenue Tedesco,auderghem" calcext:value-type="string">
            <text:p>https://osm.org/search?query=Avenue Tedesco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Théo Vanpé</text:p>
          </table:table-cell>
          <table:table-cell table:style-name="ce2" office:value-type="string" calcext:value-type="string">
            <text:p>Théo Vanpé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42];&quot;,auderghem&quot;))" office:value-type="string" office:string-value="https://osm.org/search?query=Avenue Théo Vanpé,auderghem" calcext:value-type="string">
            <text:p>https://osm.org/search?query=Avenue Théo Vanpé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alduchesse</text:p>
          </table:table-cell>
          <table:table-cell table:style-name="ce2" office:value-type="string" calcext:value-type="string">
            <text:p>Hertoginned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43];&quot;,auderghem&quot;))" office:value-type="string" office:string-value="https://osm.org/search?query=Avenue Valduchesse,auderghem" calcext:value-type="string">
            <text:p>https://osm.org/search?query=Avenue Valduchess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ictor Moreau</text:p>
          </table:table-cell>
          <table:table-cell table:style-name="ce2" office:value-type="string" calcext:value-type="string">
            <text:p>Victor Moreau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44];&quot;,auderghem&quot;))" office:value-type="string" office:string-value="https://osm.org/search?query=Avenue Victor Moreau,auderghem" calcext:value-type="string">
            <text:p>https://osm.org/search?query=Avenue Victor Moreau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ictor Tahon</text:p>
          </table:table-cell>
          <table:table-cell table:style-name="ce2" office:value-type="string" calcext:value-type="string">
            <text:p>Victor Taho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45];&quot;,auderghem&quot;))" office:value-type="string" office:string-value="https://osm.org/search?query=Avenue Victor Tahon,auderghem" calcext:value-type="string">
            <text:p>https://osm.org/search?query=Avenue Victor Taho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Walckiers</text:p>
          </table:table-cell>
          <table:table-cell table:style-name="ce2" office:value-type="string" calcext:value-type="string">
            <text:p>Walcki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Riche famille bruxelloise Walckiers, qui dirigeait l’une des plus importantes sociétés immobilières de Bruxelles.</text:p>
          </table:table-cell>
          <table:table-cell table:style-name="ce7" table:formula="of:=HYPERLINK(CONCATENATE(&quot;https://osm.org/search?query=&quot;; [.C146];&quot;,auderghem&quot;))" office:value-type="string" office:string-value="https://osm.org/search?query=Avenue Walckiers,auderghem" calcext:value-type="string">
            <text:p>https://osm.org/search?query=Avenue Walckier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Beaulieu</text:p>
          </table:table-cell>
          <table:table-cell table:style-name="ce2" office:value-type="string" calcext:value-type="string">
            <text:p>de Beaulieulaan</text:p>
          </table:table-cell>
          <table:table-cell table:style-name="ce2" office:value-type="string" calcext:value-type="string">
            <text:p>Q2873892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Lieu-dit</text:p>
          </table:table-cell>
          <table:table-cell table:style-name="ce7" table:formula="of:=HYPERLINK(CONCATENATE(&quot;https://osm.org/search?query=&quot;; [.C147];&quot;,auderghem&quot;))" office:value-type="string" office:string-value="https://osm.org/search?query=Avenue de Beaulieu,auderghem" calcext:value-type="string">
            <text:p>https://osm.org/search?query=Avenue de Beaulieu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Tervuren</text:p>
          </table:table-cell>
          <table:table-cell table:style-name="ce2" office:value-type="string" calcext:value-type="string">
            <text:p>Tervuurselaan</text:p>
          </table:table-cell>
          <table:table-cell table:style-name="ce2" office:value-type="string" calcext:value-type="string">
            <text:p>Q456544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48];&quot;,auderghem&quot;))" office:value-type="string" office:string-value="https://osm.org/search?query=Avenue de Tervuren,auderghem" calcext:value-type="string">
            <text:p>https://osm.org/search?query=Avenue de Tervur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Waha</text:p>
          </table:table-cell>
          <table:table-cell table:style-name="ce2" office:value-type="string" calcext:value-type="string">
            <text:p>Waha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rançois de Waha (1839-1900), second bourgmestre de la commune</text:p>
          </table:table-cell>
          <table:table-cell table:style-name="ce7" table:formula="of:=HYPERLINK(CONCATENATE(&quot;https://osm.org/search?query=&quot;; [.C149];&quot;,auderghem&quot;))" office:value-type="string" office:string-value="https://osm.org/search?query=Avenue de Waha,auderghem" calcext:value-type="string">
            <text:p>https://osm.org/search?query=Avenue de Waha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Brème</text:p>
          </table:table-cell>
          <table:table-cell table:style-name="ce2" office:value-type="string" calcext:value-type="string">
            <text:p>Brasemlaan</text:p>
          </table:table-cell>
          <table:table-cell table:style-name="ce2" office:value-type="string" calcext:value-type="string">
            <text:p>Q2873994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Un poisson de la famille des cyprinidés</text:p>
          </table:table-cell>
          <table:table-cell table:style-name="ce7" table:formula="of:=HYPERLINK(CONCATENATE(&quot;https://osm.org/search?query=&quot;; [.C150];&quot;,auderghem&quot;))" office:value-type="string" office:string-value="https://osm.org/search?query=Avenue de la Brème,auderghem" calcext:value-type="string">
            <text:p>https://osm.org/search?query=Avenue de la Brèm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Houlette</text:p>
          </table:table-cell>
          <table:table-cell table:style-name="ce2" office:value-type="string" calcext:value-type="string">
            <text:p>Herderssta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51];&quot;,auderghem&quot;))" office:value-type="string" office:string-value="https://osm.org/search?query=Avenue de la Houlette,auderghem" calcext:value-type="string">
            <text:p>https://osm.org/search?query=Avenue de la Houlett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Héronnière</text:p>
          </table:table-cell>
          <table:table-cell table:style-name="ce2" office:value-type="string" calcext:value-type="string">
            <text:p>Reiger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52];&quot;,auderghem&quot;))" office:value-type="string" office:string-value="https://osm.org/search?query=Avenue de la Héronnière,auderghem" calcext:value-type="string">
            <text:p>https://osm.org/search?query=Avenue de la Héronniè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Sablière</text:p>
          </table:table-cell>
          <table:table-cell table:style-name="ce2" office:value-type="string" calcext:value-type="string">
            <text:p>Zandgroe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53];&quot;,auderghem&quot;))" office:value-type="string" office:string-value="https://osm.org/search?query=Avenue de la Sablière,auderghem" calcext:value-type="string">
            <text:p>https://osm.org/search?query=Avenue de la Sabliè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Tanche</text:p>
          </table:table-cell>
          <table:table-cell table:style-name="ce2" office:value-type="string" calcext:value-type="string">
            <text:p>Tin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54];&quot;,auderghem&quot;))" office:value-type="string" office:string-value="https://osm.org/search?query=Avenue de la Tanche,auderghem" calcext:value-type="string">
            <text:p>https://osm.org/search?query=Avenue de la Tanch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Ablettes</text:p>
          </table:table-cell>
          <table:table-cell table:style-name="ce2" office:value-type="string" calcext:value-type="string">
            <text:p>Witvis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55];&quot;,auderghem&quot;))" office:value-type="string" office:string-value="https://osm.org/search?query=Avenue des Ablettes,auderghem" calcext:value-type="string">
            <text:p>https://osm.org/search?query=Avenue des Ablett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Arums</text:p>
          </table:table-cell>
          <table:table-cell table:style-name="ce2" office:value-type="string" calcext:value-type="string">
            <text:p>Aronskelk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56];&quot;,auderghem&quot;))" office:value-type="string" office:string-value="https://osm.org/search?query=Avenue des Arums,auderghem" calcext:value-type="string">
            <text:p>https://osm.org/search?query=Avenue des Arum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Frères Goemaere</text:p>
          </table:table-cell>
          <table:table-cell table:style-name="ce2" office:value-type="string" calcext:value-type="string">
            <text:p>Gebroeders Goemaer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data, no wikipedia</text:p>
          </table:table-cell>
          <table:table-cell table:style-name="ce7" table:formula="of:=HYPERLINK(CONCATENATE(&quot;https://osm.org/search?query=&quot;; [.C157];&quot;,auderghem&quot;))" office:value-type="string" office:string-value="https://osm.org/search?query=Avenue des Frères Goemaere,auderghem" calcext:value-type="string">
            <text:p>https://osm.org/search?query=Avenue des Frères Goemae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Héros</text:p>
          </table:table-cell>
          <table:table-cell table:style-name="ce2" office:value-type="string" calcext:value-type="string">
            <text:p>Hel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58];&quot;,auderghem&quot;))" office:value-type="string" office:string-value="https://osm.org/search?query=Avenue des Héros,auderghem" calcext:value-type="string">
            <text:p>https://osm.org/search?query=Avenue des Héro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Nenuphars</text:p>
          </table:table-cell>
          <table:table-cell table:style-name="ce2" office:value-type="string" calcext:value-type="string">
            <text:p>Waterleli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fix streetname in OSM</text:p>
          </table:table-cell>
          <table:table-cell table:style-name="ce7" table:formula="of:=HYPERLINK(CONCATENATE(&quot;https://osm.org/search?query=&quot;; [.C159];&quot;,auderghem&quot;))" office:value-type="string" office:string-value="https://osm.org/search?query=Avenue des Nenuphars,auderghem" calcext:value-type="string">
            <text:p>https://osm.org/search?query=Avenue des Nenuphar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Nénuphars</text:p>
          </table:table-cell>
          <table:table-cell table:style-name="ce2" office:value-type="string" calcext:value-type="string">
            <text:p>Waterlelië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60];&quot;,auderghem&quot;))" office:value-type="string" office:string-value="https://osm.org/search?query=Avenue des Nénuphars,auderghem" calcext:value-type="string">
            <text:p>https://osm.org/search?query=Avenue des Nénuphar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Barbeau</text:p>
          </table:table-cell>
          <table:table-cell table:style-name="ce2" office:value-type="string" calcext:value-type="string">
            <text:p>Barbe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61];&quot;,auderghem&quot;))" office:value-type="string" office:string-value="https://osm.org/search?query=Avenue du Barbeau,auderghem" calcext:value-type="string">
            <text:p>https://osm.org/search?query=Avenue du Barbeau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Gardon</text:p>
          </table:table-cell>
          <table:table-cell table:style-name="ce2" office:value-type="string" calcext:value-type="string">
            <text:p>Voor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62];&quot;,auderghem&quot;))" office:value-type="string" office:string-value="https://osm.org/search?query=Avenue du Gardon,auderghem" calcext:value-type="string">
            <text:p>https://osm.org/search?query=Avenue du Gardo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Grand Forestier</text:p>
          </table:table-cell>
          <table:table-cell table:style-name="ce2" office:value-type="string" calcext:value-type="string">
            <text:p>Woudmeest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63];&quot;,auderghem&quot;))" office:value-type="string" office:string-value="https://osm.org/search?query=Avenue du Grand Forestier,auderghem" calcext:value-type="string">
            <text:p>https://osm.org/search?query=Avenue du Grand Forestie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Parc de Woluwe</text:p>
          </table:table-cell>
          <table:table-cell table:style-name="ce2" office:value-type="string" calcext:value-type="string">
            <text:p>Woluwepar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64];&quot;,auderghem&quot;))" office:value-type="string" office:string-value="https://osm.org/search?query=Avenue du Parc de Woluwe,auderghem" calcext:value-type="string">
            <text:p>https://osm.org/search?query=Avenue du Parc de Woluw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Général Jacques</text:p>
          </table:table-cell>
          <table:table-cell table:style-name="ce2" office:value-type="string" calcext:value-type="string">
            <text:p>Generaal Jacqueslaan</text:p>
          </table:table-cell>
          <table:table-cell table:style-name="ce2" office:value-type="string" calcext:value-type="string">
            <text:p>Q20579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65];&quot;,auderghem&quot;))" office:value-type="string" office:string-value="https://osm.org/search?query=Boulevard Général Jacques,auderghem" calcext:value-type="string">
            <text:p>https://osm.org/search?query=Boulevard Général Jacqu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Louis Schmidt</text:p>
          </table:table-cell>
          <table:table-cell table:style-name="ce2" office:value-type="string" calcext:value-type="string">
            <text:p>Louis Schmidtlaan</text:p>
          </table:table-cell>
          <table:table-cell table:style-name="ce2" office:value-type="string" calcext:value-type="string">
            <text:p>Q671997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66];&quot;,auderghem&quot;))" office:value-type="string" office:string-value="https://osm.org/search?query=Boulevard Louis Schmidt,auderghem" calcext:value-type="string">
            <text:p>https://osm.org/search?query=Boulevard Louis Schmid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s Invalides</text:p>
          </table:table-cell>
          <table:table-cell table:style-name="ce2" office:value-type="string" calcext:value-type="string">
            <text:p>Invali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67];&quot;,auderghem&quot;))" office:value-type="string" office:string-value="https://osm.org/search?query=Boulevard des Invalides,auderghem" calcext:value-type="string">
            <text:p>https://osm.org/search?query=Boulevard des Invalid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u Souverain</text:p>
          </table:table-cell>
          <table:table-cell table:style-name="ce2" office:value-type="string" calcext:value-type="string">
            <text:p>Vors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68];&quot;,auderghem&quot;))" office:value-type="string" office:string-value="https://osm.org/search?query=Boulevard du Souverain,auderghem" calcext:value-type="string">
            <text:p>https://osm.org/search?query=Boulevard du Souverai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rrefour Sainte-Anne</text:p>
          </table:table-cell>
          <table:table-cell table:style-name="ce2" office:value-type="string" calcext:value-type="string">
            <text:p>Sint-Annakruispun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7" table:formula="of:=HYPERLINK(CONCATENATE(&quot;https://osm.org/search?query=&quot;; [.C169];&quot;,auderghem&quot;))" office:value-type="string" office:string-value="https://osm.org/search?query=Carrefour Sainte-Anne,auderghem" calcext:value-type="string">
            <text:p>https://osm.org/search?query=Carrefour Sainte-Ann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Mont-Saint-Jean</text:p>
          </table:table-cell>
          <table:table-cell table:style-name="ce2" office:value-type="string" calcext:value-type="string">
            <text:p>Sint-Jansberg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0];&quot;,auderghem&quot;))" office:value-type="string" office:string-value="https://osm.org/search?query=Chaussée de Mont-Saint-Jean,auderghem" calcext:value-type="string">
            <text:p>https://osm.org/search?query=Chaussée de Mont-Saint-Jea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Tervueren</text:p>
          </table:table-cell>
          <table:table-cell table:style-name="ce2" office:value-type="string" calcext:value-type="string">
            <text:p>Tervurensteenweg</text:p>
          </table:table-cell>
          <table:table-cell table:style-name="ce2" office:value-type="string" calcext:value-type="string">
            <text:p>Q456544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1];&quot;,auderghem&quot;))" office:value-type="string" office:string-value="https://osm.org/search?query=Chaussée de Tervueren,auderghem" calcext:value-type="string">
            <text:p>https://osm.org/search?query=Chaussée de Tervuer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Tervueren</text:p>
          </table:table-cell>
          <table:table-cell table:style-name="ce2" office:value-type="string" calcext:value-type="string">
            <text:p>Tervuursesteenweg</text:p>
          </table:table-cell>
          <table:table-cell table:style-name="ce2" office:value-type="string" calcext:value-type="string">
            <text:p>Q456544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2];&quot;,auderghem&quot;))" office:value-type="string" office:string-value="https://osm.org/search?query=Chaussée de Tervueren,auderghem" calcext:value-type="string">
            <text:p>https://osm.org/search?query=Chaussée de Tervuer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Wavre</text:p>
          </table:table-cell>
          <table:table-cell table:style-name="ce2" office:value-type="string" calcext:value-type="string">
            <text:p>Waver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3];&quot;,auderghem&quot;))" office:value-type="string" office:string-value="https://osm.org/search?query=Chaussée de Wavre,auderghem" calcext:value-type="string">
            <text:p>https://osm.org/search?query=Chaussée de Wav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Blankedelle</text:p>
          </table:table-cell>
          <table:table-cell table:style-name="ce2" office:value-type="string" calcext:value-type="string">
            <text:p>Blankedelle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4];&quot;,auderghem&quot;))" office:value-type="string" office:string-value="https://osm.org/search?query=Chemin de Blankedelle,auderghem" calcext:value-type="string">
            <text:p>https://osm.org/search?query=Chemin de Blankedell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Diependelle</text:p>
          </table:table-cell>
          <table:table-cell table:style-name="ce2" office:value-type="string" calcext:value-type="string">
            <text:p>Diependelle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5];&quot;,auderghem&quot;))" office:value-type="string" office:string-value="https://osm.org/search?query=Chemin de Diependelle,auderghem" calcext:value-type="string">
            <text:p>https://osm.org/search?query=Chemin de Diependell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Putdael</text:p>
          </table:table-cell>
          <table:table-cell table:style-name="ce2" office:value-type="string" calcext:value-type="string">
            <text:p>Putda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6];&quot;,auderghem&quot;))" office:value-type="string" office:string-value="https://osm.org/search?query=Chemin de Putdael,auderghem" calcext:value-type="string">
            <text:p>https://osm.org/search?query=Chemin de Putdael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Aménagistes</text:p>
          </table:table-cell>
          <table:table-cell table:style-name="ce2" office:value-type="string" calcext:value-type="string">
            <text:p>Bedrijfsregelinger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7];&quot;,auderghem&quot;))" office:value-type="string" office:string-value="https://osm.org/search?query=Chemin des Aménagistes,auderghem" calcext:value-type="string">
            <text:p>https://osm.org/search?query=Chemin des Aménagist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Chênes</text:p>
          </table:table-cell>
          <table:table-cell table:style-name="ce2" office:value-type="string" calcext:value-type="string">
            <text:p>Eik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8];&quot;,auderghem&quot;))" office:value-type="string" office:string-value="https://osm.org/search?query=Chemin des Chênes,auderghem" calcext:value-type="string">
            <text:p>https://osm.org/search?query=Chemin des Chên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Faisans</text:p>
          </table:table-cell>
          <table:table-cell table:style-name="ce2" office:value-type="string" calcext:value-type="string">
            <text:p>Fazant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79];&quot;,auderghem&quot;))" office:value-type="string" office:string-value="https://osm.org/search?query=Chemin des Faisans,auderghem" calcext:value-type="string">
            <text:p>https://osm.org/search?query=Chemin des Faisa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Myrtilles</text:p>
          </table:table-cell>
          <table:table-cell table:style-name="ce2" office:value-type="string" calcext:value-type="string">
            <text:p>Bosbess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80];&quot;,auderghem&quot;))" office:value-type="string" office:string-value="https://osm.org/search?query=Chemin des Myrtilles,auderghem" calcext:value-type="string">
            <text:p>https://osm.org/search?query=Chemin des Myrtill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Tempêtes</text:p>
          </table:table-cell>
          <table:table-cell table:style-name="ce2" office:value-type="string" calcext:value-type="string">
            <text:p>Storm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81];&quot;,auderghem&quot;))" office:value-type="string" office:string-value="https://osm.org/search?query=Chemin des Tempêtes,auderghem" calcext:value-type="string">
            <text:p>https://osm.org/search?query=Chemin des Tempêt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Étangs</text:p>
          </table:table-cell>
          <table:table-cell table:style-name="ce2" office:value-type="string" calcext:value-type="string">
            <text:p>Vijver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82];&quot;,auderghem&quot;))" office:value-type="string" office:string-value="https://osm.org/search?query=Chemin des Étangs,auderghem" calcext:value-type="string">
            <text:p>https://osm.org/search?query=Chemin des Étang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Albert Crommelynck</text:p>
          </table:table-cell>
          <table:table-cell table:style-name="ce2" office:value-type="string" calcext:value-type="string">
            <text:p>Albert Crommelynckgaarde</text:p>
          </table:table-cell>
          <table:table-cell table:style-name="ce2" office:value-type="string" calcext:value-type="string">
            <text:p>Q28310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83];&quot;,auderghem&quot;))" office:value-type="string" office:string-value="https://osm.org/search?query=Clos Albert Crommelynck,auderghem" calcext:value-type="string">
            <text:p>https://osm.org/search?query=Clos Albert Crommelynck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Pommiers Fleuris</text:p>
          </table:table-cell>
          <table:table-cell table:style-name="ce2" office:value-type="string" calcext:value-type="string">
            <text:p>Appelbloesem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84];&quot;,auderghem&quot;))" office:value-type="string" office:string-value="https://osm.org/search?query=Clos des Pommiers Fleuris,auderghem" calcext:value-type="string">
            <text:p>https://osm.org/search?query=Clos des Pommiers Fleuri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Trois Fontaines</text:p>
          </table:table-cell>
          <table:table-cell table:style-name="ce2" office:value-type="string" calcext:value-type="string">
            <text:p>Drie Fontein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85];&quot;,auderghem&quot;))" office:value-type="string" office:string-value="https://osm.org/search?query=Clos des Trois Fontaines,auderghem" calcext:value-type="string">
            <text:p>https://osm.org/search?query=Clos des Trois Fontain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u Bergoje</text:p>
          </table:table-cell>
          <table:table-cell table:style-name="ce2" office:value-type="string" calcext:value-type="string">
            <text:p>Bergag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86];&quot;,auderghem&quot;))" office:value-type="string" office:string-value="https://osm.org/search?query=Clos du Bergoje,auderghem" calcext:value-type="string">
            <text:p>https://osm.org/search?query=Clos du Bergoj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u Blankedelle</text:p>
          </table:table-cell>
          <table:table-cell table:style-name="ce2" office:value-type="string" calcext:value-type="string">
            <text:p>Blankedelle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87];&quot;,auderghem&quot;))" office:value-type="string" office:string-value="https://osm.org/search?query=Clos du Blankedelle,auderghem" calcext:value-type="string">
            <text:p>https://osm.org/search?query=Clos du Blankedell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Joseph Vanderborght</text:p>
          </table:table-cell>
          <table:table-cell table:style-name="ce2" office:value-type="string" calcext:value-type="string">
            <text:p>Joseph Vanderborghtdreef</text:p>
          </table:table-cell>
          <table:table-cell table:style-name="ce2" office:value-type="string" calcext:value-type="string">
            <text:p>Q318571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88];&quot;,auderghem&quot;))" office:value-type="string" office:string-value="https://osm.org/search?query=Drève Joseph Vanderborght,auderghem" calcext:value-type="string">
            <text:p>https://osm.org/search?query=Drève Joseph Vanderborgh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la Percée</text:p>
          </table:table-cell>
          <table:table-cell table:style-name="ce2" office:value-type="string" calcext:value-type="string">
            <text:p>Doorhakking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89];&quot;,auderghem&quot;))" office:value-type="string" office:string-value="https://osm.org/search?query=Drève de la Percée,auderghem" calcext:value-type="string">
            <text:p>https://osm.org/search?query=Drève de la Percé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Augustins</text:p>
          </table:table-cell>
          <table:table-cell table:style-name="ce2" office:value-type="string" calcext:value-type="string">
            <text:p>Augustijnen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90];&quot;,auderghem&quot;))" office:value-type="string" office:string-value="https://osm.org/search?query=Drève des Augustins,auderghem" calcext:value-type="string">
            <text:p>https://osm.org/search?query=Drève des Augusti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Deux Moutiers</text:p>
          </table:table-cell>
          <table:table-cell table:style-name="ce2" office:value-type="string" calcext:value-type="string">
            <text:p>Tweekloosters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91];&quot;,auderghem&quot;))" office:value-type="string" office:string-value="https://osm.org/search?query=Drève des Deux Moutiers,auderghem" calcext:value-type="string">
            <text:p>https://osm.org/search?query=Drève des Deux Moutier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Loups</text:p>
          </table:table-cell>
          <table:table-cell table:style-name="ce2" office:value-type="string" calcext:value-type="string">
            <text:p>Wolven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92];&quot;,auderghem&quot;))" office:value-type="string" office:string-value="https://osm.org/search?query=Drève des Loups,auderghem" calcext:value-type="string">
            <text:p>https://osm.org/search?query=Drève des Loup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Madones</text:p>
          </table:table-cell>
          <table:table-cell table:style-name="ce2" office:value-type="string" calcext:value-type="string">
            <text:p>Madonna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93];&quot;,auderghem&quot;))" office:value-type="string" office:string-value="https://osm.org/search?query=Drève des Madones,auderghem" calcext:value-type="string">
            <text:p>https://osm.org/search?query=Drève des Madon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Mésanges</text:p>
          </table:table-cell>
          <table:table-cell table:style-name="ce2" office:value-type="string" calcext:value-type="string">
            <text:p>Mezen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94];&quot;,auderghem&quot;))" office:value-type="string" office:string-value="https://osm.org/search?query=Drève des Mésanges,auderghem" calcext:value-type="string">
            <text:p>https://osm.org/search?query=Drève des Mésang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Trois Couleurs</text:p>
          </table:table-cell>
          <table:table-cell table:style-name="ce2" office:value-type="string" calcext:value-type="string">
            <text:p>Drie Kleur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95];&quot;,auderghem&quot;))" office:value-type="string" office:string-value="https://osm.org/search?query=Drève des Trois Couleurs,auderghem" calcext:value-type="string">
            <text:p>https://osm.org/search?query=Drève des Trois Couleur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Comte de Flandre</text:p>
          </table:table-cell>
          <table:table-cell table:style-name="ce2" office:value-type="string" calcext:value-type="string">
            <text:p>Graaf van Vlaanderen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96];&quot;,auderghem&quot;))" office:value-type="string" office:string-value="https://osm.org/search?query=Drève du Comte de Flandre,auderghem" calcext:value-type="string">
            <text:p>https://osm.org/search?query=Drève du Comte de Fland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Prieure</text:p>
          </table:table-cell>
          <table:table-cell table:style-name="ce2" office:value-type="string" calcext:value-type="string">
            <text:p>Priorij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97];&quot;,auderghem&quot;))" office:value-type="string" office:string-value="https://osm.org/search?query=Drève du Prieure,auderghem" calcext:value-type="string">
            <text:p>https://osm.org/search?query=Drève du Prieu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Prince</text:p>
          </table:table-cell>
          <table:table-cell table:style-name="ce2" office:value-type="string" calcext:value-type="string">
            <text:p>Prinsen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198];&quot;,auderghem&quot;))" office:value-type="string" office:string-value="https://osm.org/search?query=Drève du Prince,auderghem" calcext:value-type="string">
            <text:p>https://osm.org/search?query=Drève du Princ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Relais des Dames</text:p>
          </table:table-cell>
          <table:table-cell table:style-name="ce2" office:value-type="string" calcext:value-type="string">
            <text:p>Damenrust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199];&quot;,auderghem&quot;))" office:value-type="string" office:string-value="https://osm.org/search?query=Drève du Relais des Dames,auderghem" calcext:value-type="string">
            <text:p>https://osm.org/search?query=Drève du Relais des Dam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Renard</text:p>
          </table:table-cell>
          <table:table-cell table:style-name="ce2" office:value-type="string" calcext:value-type="string">
            <text:p>Vos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00];&quot;,auderghem&quot;))" office:value-type="string" office:string-value="https://osm.org/search?query=Drève du Renard,auderghem" calcext:value-type="string">
            <text:p>https://osm.org/search?query=Drève du Renard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Rouge-Cloître</text:p>
          </table:table-cell>
          <table:table-cell table:style-name="ce2" office:value-type="string" calcext:value-type="string">
            <text:p>Roklooster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01];&quot;,auderghem&quot;))" office:value-type="string" office:string-value="https://osm.org/search?query=Drève du Rouge-Cloître,auderghem" calcext:value-type="string">
            <text:p>https://osm.org/search?query=Drève du Rouge-Cloît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Luxor-Parc</text:p>
          </table:table-cell>
          <table:table-cell table:style-name="ce2" office:value-type="string" calcext:value-type="string">
            <text:p>Luxor-Park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02];&quot;,auderghem&quot;))" office:value-type="string" office:string-value="https://osm.org/search?query=Luxor-Parc,auderghem" calcext:value-type="string">
            <text:p>https://osm.org/search?query=Luxor-Parc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Montagne de Sable</text:p>
          </table:table-cell>
          <table:table-cell table:style-name="ce2" office:value-type="string" calcext:value-type="string">
            <text:p>Zavelberg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03];&quot;,auderghem&quot;))" office:value-type="string" office:string-value="https://osm.org/search?query=Montagne de Sable,auderghem" calcext:value-type="string">
            <text:p>https://osm.org/search?query=Montagne de Sabl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drève des Mésanges</text:p>
          </table:table-cell>
          <table:table-cell table:style-name="ce2" office:value-type="string" calcext:value-type="string">
            <text:p>Mezendreefj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04];&quot;,auderghem&quot;))" office:value-type="string" office:string-value="https://osm.org/search?query=Petite drève des Mésanges,auderghem" calcext:value-type="string">
            <text:p>https://osm.org/search?query=Petite drève des Mésang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André Duchêne</text:p>
          </table:table-cell>
          <table:table-cell table:style-name="ce2" office:value-type="string" calcext:value-type="string">
            <text:p>André Duchêneplein</text:p>
          </table:table-cell>
          <table:table-cell table:style-name="ce2" office:value-type="string" calcext:value-type="string">
            <text:p>Q28476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05];&quot;,auderghem&quot;))" office:value-type="string" office:string-value="https://osm.org/search?query=Place André Duchêne,auderghem" calcext:value-type="string">
            <text:p>https://osm.org/search?query=Place André Duchên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Édouard Pinoy</text:p>
          </table:table-cell>
          <table:table-cell table:style-name="ce2" office:value-type="string" calcext:value-type="string">
            <text:p>Edouard Pinoyplei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06];&quot;,auderghem&quot;))" office:value-type="string" office:string-value="https://osm.org/search?query=Place Édouard Pinoy,auderghem" calcext:value-type="string">
            <text:p>https://osm.org/search?query=Place Édouard Pinoy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Félix Govaert</text:p>
          </table:table-cell>
          <table:table-cell table:style-name="ce2" office:value-type="string" calcext:value-type="string">
            <text:p>Félix Govaertplein</text:p>
          </table:table-cell>
          <table:table-cell table:style-name="ce2" office:value-type="string" calcext:value-type="string">
            <text:p>Q30924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07];&quot;,auderghem&quot;))" office:value-type="string" office:string-value="https://osm.org/search?query=Place Félix Govaert,auderghem" calcext:value-type="string">
            <text:p>https://osm.org/search?query=Place Félix Govaer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Thomas Balis</text:p>
          </table:table-cell>
          <table:table-cell table:style-name="ce2" office:value-type="string" calcext:value-type="string">
            <text:p>Thomas Balisplei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08];&quot;,auderghem&quot;))" office:value-type="string" office:string-value="https://osm.org/search?query=Place Thomas Balis,auderghem" calcext:value-type="string">
            <text:p>https://osm.org/search?query=Place Thomas Bali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communale d’Auderghem</text:p>
          </table:table-cell>
          <table:table-cell table:style-name="ce2" office:value-type="string" calcext:value-type="string">
            <text:p>Gemeenteplein van Oudergem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09];&quot;,auderghem&quot;))" office:value-type="string" office:string-value="https://osm.org/search?query=Place communale d’Auderghem,auderghem" calcext:value-type="string">
            <text:p>https://osm.org/search?query=Place communale d’Auderghem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-Point du Souverain</text:p>
          </table:table-cell>
          <table:table-cell table:style-name="ce2" office:value-type="string" calcext:value-type="string">
            <text:p>Vorstrondpun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10];&quot;,auderghem&quot;))" office:value-type="string" office:string-value="https://osm.org/search?query=Rond-Point du Souverain,auderghem" calcext:value-type="string">
            <text:p>https://osm.org/search?query=Rond-Point du Souverai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lbert Krings</text:p>
          </table:table-cell>
          <table:table-cell table:style-name="ce2" office:value-type="string" calcext:value-type="string">
            <text:p>Albert Kring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11];&quot;,auderghem&quot;))" office:value-type="string" office:string-value="https://osm.org/search?query=Rue Albert Krings,auderghem" calcext:value-type="string">
            <text:p>https://osm.org/search?query=Rue Albert Kring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lbert Meunier</text:p>
          </table:table-cell>
          <table:table-cell table:style-name="ce2" office:value-type="string" calcext:value-type="string">
            <text:p>Albert Meunierstraat</text:p>
          </table:table-cell>
          <table:table-cell table:style-name="ce2" office:value-type="string" calcext:value-type="string">
            <text:p>Q160260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12];&quot;,auderghem&quot;))" office:value-type="string" office:string-value="https://osm.org/search?query=Rue Albert Meunier,auderghem" calcext:value-type="string">
            <text:p>https://osm.org/search?query=Rue Albert Meunie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lexis Willem</text:p>
          </table:table-cell>
          <table:table-cell table:style-name="ce2" office:value-type="string" calcext:value-type="string">
            <text:p>Alexis Willemstraat</text:p>
          </table:table-cell>
          <table:table-cell table:style-name="ce2" office:value-type="string" calcext:value-type="string">
            <text:p>Q283468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13];&quot;,auderghem&quot;))" office:value-type="string" office:string-value="https://osm.org/search?query=Rue Alexis Willem,auderghem" calcext:value-type="string">
            <text:p>https://osm.org/search?query=Rue Alexis Willem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tonius Dewinter</text:p>
          </table:table-cell>
          <table:table-cell table:style-name="ce2" office:value-type="string" calcext:value-type="string">
            <text:p>Antonius Dewint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14];&quot;,auderghem&quot;))" office:value-type="string" office:string-value="https://osm.org/search?query=Rue Antonius Dewinter,auderghem" calcext:value-type="string">
            <text:p>https://osm.org/search?query=Rue Antonius Dewinte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harles Lechat</text:p>
          </table:table-cell>
          <table:table-cell table:style-name="ce2" office:value-type="string" calcext:value-type="string">
            <text:p>Charles Lecha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15];&quot;,auderghem&quot;))" office:value-type="string" office:string-value="https://osm.org/search?query=Rue Charles Lechat,auderghem" calcext:value-type="string">
            <text:p>https://osm.org/search?query=Rue Charles Lecha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harles Lemaire</text:p>
          </table:table-cell>
          <table:table-cell table:style-name="ce2" office:value-type="string" calcext:value-type="string">
            <text:p>Charles Lemairestraat</text:p>
          </table:table-cell>
          <table:table-cell table:style-name="ce2" office:value-type="string" calcext:value-type="string">
            <text:p>Q2090301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16];&quot;,auderghem&quot;))" office:value-type="string" office:string-value="https://osm.org/search?query=Rue Charles Lemaire,auderghem" calcext:value-type="string">
            <text:p>https://osm.org/search?query=Rue Charles Lemai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harles Pas</text:p>
          </table:table-cell>
          <table:table-cell table:style-name="ce2" office:value-type="string" calcext:value-type="string">
            <text:p>Charles Passtraat</text:p>
          </table:table-cell>
          <table:table-cell table:style-name="ce2" office:value-type="string" calcext:value-type="string">
            <text:p>Q5218814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17];&quot;,auderghem&quot;))" office:value-type="string" office:string-value="https://osm.org/search?query=Rue Charles Pas,auderghem" calcext:value-type="string">
            <text:p>https://osm.org/search?query=Rue Charles Pa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gide Charles Bouvier</text:p>
          </table:table-cell>
          <table:table-cell table:style-name="ce2" office:value-type="string" calcext:value-type="string">
            <text:p>Egide Charles Bouvierstraat</text:p>
          </table:table-cell>
          <table:table-cell table:style-name="ce2" office:value-type="string" calcext:value-type="string">
            <text:p>Q35801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18];&quot;,auderghem&quot;))" office:value-type="string" office:string-value="https://osm.org/search?query=Rue Egide Charles Bouvier,auderghem" calcext:value-type="string">
            <text:p>https://osm.org/search?query=Rue Egide Charles Bouvie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mile Rotiers</text:p>
          </table:table-cell>
          <table:table-cell table:style-name="ce2" office:value-type="string" calcext:value-type="string">
            <text:p>Emile Rotiersstraat</text:p>
          </table:table-cell>
          <table:table-cell table:style-name="ce3" office:value-type="string" calcext:value-type="string">
            <text:p>Q358872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19];&quot;,auderghem&quot;))" office:value-type="string" office:string-value="https://osm.org/search?query=Rue Emile Rotiers,auderghem" calcext:value-type="string">
            <text:p>https://osm.org/search?query=Rue Emile Rotier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mile Steeno</text:p>
          </table:table-cell>
          <table:table-cell table:style-name="ce2" office:value-type="string" calcext:value-type="string">
            <text:p>Emile Steenostraat</text:p>
          </table:table-cell>
          <table:table-cell table:style-name="ce2" office:value-type="string" calcext:value-type="string">
            <text:p>Q34527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0];&quot;,auderghem&quot;))" office:value-type="string" office:string-value="https://osm.org/search?query=Rue Emile Steeno,auderghem" calcext:value-type="string">
            <text:p>https://osm.org/search?query=Rue Emile Steeno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ugène Denis</text:p>
          </table:table-cell>
          <table:table-cell table:style-name="ce2" office:value-type="string" calcext:value-type="string">
            <text:p>Eugène Denisstraat</text:p>
          </table:table-cell>
          <table:table-cell table:style-name="ce2" office:value-type="string" calcext:value-type="string">
            <text:p>Q561187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1];&quot;,auderghem&quot;))" office:value-type="string" office:string-value="https://osm.org/search?query=Rue Eugène Denis,auderghem" calcext:value-type="string">
            <text:p>https://osm.org/search?query=Rue Eugène Deni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irmin Martin</text:p>
          </table:table-cell>
          <table:table-cell table:style-name="ce2" office:value-type="string" calcext:value-type="string">
            <text:p>Firmin Marti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2];&quot;,auderghem&quot;))" office:value-type="string" office:string-value="https://osm.org/search?query=Rue Firmin Martin,auderghem" calcext:value-type="string">
            <text:p>https://osm.org/search?query=Rue Firmin Marti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ranciscus Vandevelde</text:p>
          </table:table-cell>
          <table:table-cell table:style-name="ce2" office:value-type="string" calcext:value-type="string">
            <text:p>Franciscus Vandeveld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3];&quot;,auderghem&quot;))" office:value-type="string" office:string-value="https://osm.org/search?query=Rue Franciscus Vandevelde,auderghem" calcext:value-type="string">
            <text:p>https://osm.org/search?query=Rue Franciscus Vandeveld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rançois Bekaert</text:p>
          </table:table-cell>
          <table:table-cell table:style-name="ce2" office:value-type="string" calcext:value-type="string">
            <text:p>François Bekaer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4];&quot;,auderghem&quot;))" office:value-type="string" office:string-value="https://osm.org/search?query=Rue François Bekaert,auderghem" calcext:value-type="string">
            <text:p>https://osm.org/search?query=Rue François Bekaer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élicien Delince</text:p>
          </table:table-cell>
          <table:table-cell table:style-name="ce2" office:value-type="string" calcext:value-type="string">
            <text:p>Félicien Delinc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5];&quot;,auderghem&quot;))" office:value-type="string" office:string-value="https://osm.org/search?query=Rue Félicien Delince,auderghem" calcext:value-type="string">
            <text:p>https://osm.org/search?query=Rue Félicien Delinc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eorges Huygens</text:p>
          </table:table-cell>
          <table:table-cell table:style-name="ce2" office:value-type="string" calcext:value-type="string">
            <text:p>Georges Huygensstraat</text:p>
          </table:table-cell>
          <table:table-cell table:style-name="ce2" office:value-type="string" calcext:value-type="string">
            <text:p>Q31029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6];&quot;,auderghem&quot;))" office:value-type="string" office:string-value="https://osm.org/search?query=Rue Georges Huygens,auderghem" calcext:value-type="string">
            <text:p>https://osm.org/search?query=Rue Georges Huyge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ustave Jean Leclercq</text:p>
          </table:table-cell>
          <table:table-cell table:style-name="ce2" office:value-type="string" calcext:value-type="string">
            <text:p>Gustave Jean Leclercq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7];&quot;,auderghem&quot;))" office:value-type="string" office:string-value="https://osm.org/search?query=Rue Gustave Jean Leclercq,auderghem" calcext:value-type="string">
            <text:p>https://osm.org/search?query=Rue Gustave Jean Leclercq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ustave Timmermans</text:p>
          </table:table-cell>
          <table:table-cell table:style-name="ce2" office:value-type="string" calcext:value-type="string">
            <text:p>Gustave Timmerma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8];&quot;,auderghem&quot;))" office:value-type="string" office:string-value="https://osm.org/search?query=Rue Gustave Timmermans,auderghem" calcext:value-type="string">
            <text:p>https://osm.org/search?query=Rue Gustave Timmerma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uy-Jean Verachtert</text:p>
          </table:table-cell>
          <table:table-cell table:style-name="ce2" office:value-type="string" calcext:value-type="string">
            <text:p>Guy-Jean Verachter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29];&quot;,auderghem&quot;))" office:value-type="string" office:string-value="https://osm.org/search?query=Rue Guy-Jean Verachtert,auderghem" calcext:value-type="string">
            <text:p>https://osm.org/search?query=Rue Guy-Jean Verachter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 Deraedt</text:p>
          </table:table-cell>
          <table:table-cell table:style-name="ce2" office:value-type="string" calcext:value-type="string">
            <text:p>Henri Deraedtstraat</text:p>
          </table:table-cell>
          <table:table-cell table:style-name="ce3" office:value-type="string" calcext:value-type="string">
            <text:p>Q31309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0];&quot;,auderghem&quot;))" office:value-type="string" office:string-value="https://osm.org/search?query=Rue Henri Deraedt,auderghem" calcext:value-type="string">
            <text:p>https://osm.org/search?query=Rue Henri Deraed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 Simons</text:p>
          </table:table-cell>
          <table:table-cell table:style-name="ce2" office:value-type="string" calcext:value-type="string">
            <text:p>Henri Simonsstraat</text:p>
          </table:table-cell>
          <table:table-cell table:style-name="ce3" office:value-type="string" calcext:value-type="string">
            <text:p>Q180017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1];&quot;,auderghem&quot;))" office:value-type="string" office:string-value="https://osm.org/search?query=Rue Henri Simons,auderghem" calcext:value-type="string">
            <text:p>https://osm.org/search?query=Rue Henri Simo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 Van Antwerpen</text:p>
          </table:table-cell>
          <table:table-cell table:style-name="ce2" office:value-type="string" calcext:value-type="string">
            <text:p>Henri Van Antwerp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2];&quot;,auderghem&quot;))" office:value-type="string" office:string-value="https://osm.org/search?query=Rue Henri Van Antwerpen,auderghem" calcext:value-type="string">
            <text:p>https://osm.org/search?query=Rue Henri Van Antwerp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 Ver Eycken</text:p>
          </table:table-cell>
          <table:table-cell table:style-name="ce2" office:value-type="string" calcext:value-type="string">
            <text:p>Henri Ver Eyck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3];&quot;,auderghem&quot;))" office:value-type="string" office:string-value="https://osm.org/search?query=Rue Henri Ver Eycken,auderghem" calcext:value-type="string">
            <text:p>https://osm.org/search?query=Rue Henri Ver Eyck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-François Moreels</text:p>
          </table:table-cell>
          <table:table-cell table:style-name="ce2" office:value-type="string" calcext:value-type="string">
            <text:p>Henri-François Moreel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4];&quot;,auderghem&quot;))" office:value-type="string" office:string-value="https://osm.org/search?query=Rue Henri-François Moreels,auderghem" calcext:value-type="string">
            <text:p>https://osm.org/search?query=Rue Henri-François Moreel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ubert-Jean Coenen</text:p>
          </table:table-cell>
          <table:table-cell table:style-name="ce2" office:value-type="string" calcext:value-type="string">
            <text:p>Hubert-Jean Coen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5];&quot;,auderghem&quot;))" office:value-type="string" office:string-value="https://osm.org/search?query=Rue Hubert-Jean Coenen,auderghem" calcext:value-type="string">
            <text:p>https://osm.org/search?query=Rue Hubert-Jean Coen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acques Bassem</text:p>
          </table:table-cell>
          <table:table-cell table:style-name="ce2" office:value-type="string" calcext:value-type="string">
            <text:p>Jacques Bassemstraat</text:p>
          </table:table-cell>
          <table:table-cell table:style-name="ce3" office:value-type="string" calcext:value-type="string">
            <text:p>Q31582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6];&quot;,auderghem&quot;))" office:value-type="string" office:string-value="https://osm.org/search?query=Rue Jacques Bassem,auderghem" calcext:value-type="string">
            <text:p>https://osm.org/search?query=Rue Jacques Bassem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 Ekelmans</text:p>
          </table:table-cell>
          <table:table-cell table:style-name="ce2" office:value-type="string" calcext:value-type="string">
            <text:p>Jean Ekelma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7];&quot;,auderghem&quot;))" office:value-type="string" office:string-value="https://osm.org/search?query=Rue Jean Ekelmans,auderghem" calcext:value-type="string">
            <text:p>https://osm.org/search?query=Rue Jean Ekelma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-Baptiste Vandercammen</text:p>
          </table:table-cell>
          <table:table-cell table:style-name="ce2" office:value-type="string" calcext:value-type="string">
            <text:p>Jean-Baptiste Vandercamm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8];&quot;,auderghem&quot;))" office:value-type="string" office:string-value="https://osm.org/search?query=Rue Jean-Baptiste Vandercammen,auderghem" calcext:value-type="string">
            <text:p>https://osm.org/search?query=Rue Jean-Baptiste Vandercamm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-Baptiste Vannypen</text:p>
          </table:table-cell>
          <table:table-cell table:style-name="ce2" office:value-type="string" calcext:value-type="string">
            <text:p>Jean-Baptiste Vannyp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39];&quot;,auderghem&quot;))" office:value-type="string" office:string-value="https://osm.org/search?query=Rue Jean-Baptiste Vannypen,auderghem" calcext:value-type="string">
            <text:p>https://osm.org/search?query=Rue Jean-Baptiste Vannype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ules Cockx</text:p>
          </table:table-cell>
          <table:table-cell table:style-name="ce2" office:value-type="string" calcext:value-type="string">
            <text:p>Jules Cockx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0];&quot;,auderghem&quot;))" office:value-type="string" office:string-value="https://osm.org/search?query=Rue Jules Cockx,auderghem" calcext:value-type="string">
            <text:p>https://osm.org/search?query=Rue Jules Cock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ouis Isidore Lamey</text:p>
          </table:table-cell>
          <table:table-cell table:style-name="ce2" office:value-type="string" calcext:value-type="string">
            <text:p>Louis Isidore Lamey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1];&quot;,auderghem&quot;))" office:value-type="string" office:string-value="https://osm.org/search?query=Rue Louis Isidore Lamey,auderghem" calcext:value-type="string">
            <text:p>https://osm.org/search?query=Rue Louis Isidore Lamey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éon Savoir</text:p>
          </table:table-cell>
          <table:table-cell table:style-name="ce2" office:value-type="string" calcext:value-type="string">
            <text:p>Léon Savoirstraat</text:p>
          </table:table-cell>
          <table:table-cell table:style-name="ce2" office:value-type="string" calcext:value-type="string">
            <text:p>Q8553307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2];&quot;,auderghem&quot;))" office:value-type="string" office:string-value="https://osm.org/search?query=Rue Léon Savoir,auderghem" calcext:value-type="string">
            <text:p>https://osm.org/search?query=Rue Léon Savoi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éon Vande Woesteyne</text:p>
          </table:table-cell>
          <table:table-cell table:style-name="ce2" office:value-type="string" calcext:value-type="string">
            <text:p>Léon Vande Woesteyn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3];&quot;,auderghem&quot;))" office:value-type="string" office:string-value="https://osm.org/search?query=Rue Léon Vande Woesteyne,auderghem" calcext:value-type="string">
            <text:p>https://osm.org/search?query=Rue Léon Vande Woesteyn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éopold Van Asbroeck</text:p>
          </table:table-cell>
          <table:table-cell table:style-name="ce2" office:value-type="string" calcext:value-type="string">
            <text:p>Léopold Van Asbroeck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4];&quot;,auderghem&quot;))" office:value-type="string" office:string-value="https://osm.org/search?query=Rue Léopold Van Asbroeck,auderghem" calcext:value-type="string">
            <text:p>https://osm.org/search?query=Rue Léopold Van Asbroeck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urice Charlent</text:p>
          </table:table-cell>
          <table:table-cell table:style-name="ce2" office:value-type="string" calcext:value-type="string">
            <text:p>Maurice Charlen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5];&quot;,auderghem&quot;))" office:value-type="string" office:string-value="https://osm.org/search?query=Rue Maurice Charlent,auderghem" calcext:value-type="string">
            <text:p>https://osm.org/search?query=Rue Maurice Charlen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urice Poedts</text:p>
          </table:table-cell>
          <table:table-cell table:style-name="ce2" office:value-type="string" calcext:value-type="string">
            <text:p>Maurice Poedtsstraat</text:p>
          </table:table-cell>
          <table:table-cell table:style-name="ce2" office:value-type="string" calcext:value-type="string">
            <text:p>Q2072733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6];&quot;,auderghem&quot;))" office:value-type="string" office:string-value="https://osm.org/search?query=Rue Maurice Poedts,auderghem" calcext:value-type="string">
            <text:p>https://osm.org/search?query=Rue Maurice Poedt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aul Emile Lessire</text:p>
          </table:table-cell>
          <table:table-cell table:style-name="ce2" office:value-type="string" calcext:value-type="string">
            <text:p>Paul Emile Lessirestraat</text:p>
          </table:table-cell>
          <table:table-cell table:style-name="ce3" office:value-type="string" calcext:value-type="string">
            <text:p>Q180434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7];&quot;,auderghem&quot;))" office:value-type="string" office:string-value="https://osm.org/search?query=Rue Paul Emile Lessire,auderghem" calcext:value-type="string">
            <text:p>https://osm.org/search?query=Rue Paul Emile Lessi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ierre Géruzet</text:p>
          </table:table-cell>
          <table:table-cell table:style-name="ce2" office:value-type="string" calcext:value-type="string">
            <text:p>Pierre Géruzetstraat</text:p>
          </table:table-cell>
          <table:table-cell table:style-name="ce2" office:value-type="string" calcext:value-type="string">
            <text:p>- 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8];&quot;,auderghem&quot;))" office:value-type="string" office:string-value="https://osm.org/search?query=Rue Pierre Géruzet,auderghem" calcext:value-type="string">
            <text:p>https://osm.org/search?query=Rue Pierre Géruze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ierre Schoonejans</text:p>
          </table:table-cell>
          <table:table-cell table:style-name="ce2" office:value-type="string" calcext:value-type="string">
            <text:p>Pierre Schoonejansstraat</text:p>
          </table:table-cell>
          <table:table-cell table:style-name="ce5" office:value-type="string" calcext:value-type="string">
            <text:p>Q338695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49];&quot;,auderghem&quot;))" office:value-type="string" office:string-value="https://osm.org/search?query=Rue Pierre Schoonejans,auderghem" calcext:value-type="string">
            <text:p>https://osm.org/search?query=Rue Pierre Schooneja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ené Christiaens</text:p>
          </table:table-cell>
          <table:table-cell table:style-name="ce2" office:value-type="string" calcext:value-type="string">
            <text:p>René Christiae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50];&quot;,auderghem&quot;))" office:value-type="string" office:string-value="https://osm.org/search?query=Rue René Christiaens,auderghem" calcext:value-type="string">
            <text:p>https://osm.org/search?query=Rue René Christiae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uge Cloître</text:p>
          </table:table-cell>
          <table:table-cell table:style-name="ce3" office:value-type="string" calcext:value-type="string">
            <text:p>Rood Kloosterstraat</text:p>
          </table:table-cell>
          <table:table-cell table:style-name="ce3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51];&quot;,auderghem&quot;))" office:value-type="string" office:string-value="https://osm.org/search?query=Rue Rouge Cloître,auderghem" calcext:value-type="string">
            <text:p>https://osm.org/search?query=Rue Rouge Cloîtr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Molignée</text:p>
          </table:table-cell>
          <table:table-cell table:style-name="ce2" office:value-type="string" calcext:value-type="string">
            <text:p>Moligné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52];&quot;,auderghem&quot;))" office:value-type="string" office:string-value="https://osm.org/search?query=Rue de la Molignée,auderghem" calcext:value-type="string">
            <text:p>https://osm.org/search?query=Rue de la Moligné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Pente</text:p>
          </table:table-cell>
          <table:table-cell table:style-name="ce2" office:value-type="string" calcext:value-type="string">
            <text:p>Hellingstraat</text:p>
          </table:table-cell>
          <table:table-cell table:style-name="ce3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53];&quot;,auderghem&quot;))" office:value-type="string" office:string-value="https://osm.org/search?query=Rue de la Pente,auderghem" calcext:value-type="string">
            <text:p>https://osm.org/search?query=Rue de la Pent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Piété</text:p>
          </table:table-cell>
          <table:table-cell table:style-name="ce2" office:value-type="string" calcext:value-type="string">
            <text:p>Godsvruch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54];&quot;,auderghem&quot;))" office:value-type="string" office:string-value="https://osm.org/search?query=Rue de la Piété,auderghem" calcext:value-type="string">
            <text:p>https://osm.org/search?query=Rue de la Piété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Vignette</text:p>
          </table:table-cell>
          <table:table-cell table:style-name="ce2" office:value-type="string" calcext:value-type="string">
            <text:p>Kleine Wijngaard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55];&quot;,auderghem&quot;))" office:value-type="string" office:string-value="https://osm.org/search?query=Rue de la Vignette,auderghem" calcext:value-type="string">
            <text:p>https://osm.org/search?query=Rue de la Vignette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Bûcherons</text:p>
          </table:table-cell>
          <table:table-cell table:style-name="ce2" office:value-type="string" calcext:value-type="string">
            <text:p>Houthakker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56];&quot;,auderghem&quot;))" office:value-type="string" office:string-value="https://osm.org/search?query=Rue des Bûcherons,auderghem" calcext:value-type="string">
            <text:p>https://osm.org/search?query=Rue des Bûchero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Deux Chaussées</text:p>
          </table:table-cell>
          <table:table-cell table:style-name="ce2" office:value-type="string" calcext:value-type="string">
            <text:p>Tweesteenweg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57];&quot;,auderghem&quot;))" office:value-type="string" office:string-value="https://osm.org/search?query=Rue des Deux Chaussées,auderghem" calcext:value-type="string">
            <text:p>https://osm.org/search?query=Rue des Deux Chaussé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Oxalis</text:p>
          </table:table-cell>
          <table:table-cell table:style-name="ce2" office:value-type="string" calcext:value-type="string">
            <text:p>Klaverzuring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58];&quot;,auderghem&quot;))" office:value-type="string" office:string-value="https://osm.org/search?query=Rue des Oxalis,auderghem" calcext:value-type="string">
            <text:p>https://osm.org/search?query=Rue des Oxali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Pêcheries</text:p>
          </table:table-cell>
          <table:table-cell table:style-name="ce2" office:value-type="string" calcext:value-type="string">
            <text:p>Visserij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59];&quot;,auderghem&quot;))" office:value-type="string" office:string-value="https://osm.org/search?query=Rue des Pêcheries,auderghem" calcext:value-type="string">
            <text:p>https://osm.org/search?query=Rue des Pêcheri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Houyoux</text:p>
          </table:table-cell>
          <table:table-cell table:style-name="ce2" office:value-type="string" calcext:value-type="string">
            <text:p>Houyoux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60];&quot;,auderghem&quot;))" office:value-type="string" office:string-value="https://osm.org/search?query=Rue du Houyoux,auderghem" calcext:value-type="string">
            <text:p>https://osm.org/search?query=Rue du Houyou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oulin à Papier</text:p>
          </table:table-cell>
          <table:table-cell table:style-name="ce2" office:value-type="string" calcext:value-type="string">
            <text:p>Papeirmol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61];&quot;,auderghem&quot;))" office:value-type="string" office:string-value="https://osm.org/search?query=Rue du Moulin à Papier,auderghem" calcext:value-type="string">
            <text:p>https://osm.org/search?query=Rue du Moulin à Papie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Railway</text:p>
          </table:table-cell>
          <table:table-cell table:style-name="ce2" office:value-type="string" calcext:value-type="string">
            <text:p>Railway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62];&quot;,auderghem&quot;))" office:value-type="string" office:string-value="https://osm.org/search?query=Rue du Railway,auderghem" calcext:value-type="string">
            <text:p>https://osm.org/search?query=Rue du Railway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Verger</text:p>
          </table:table-cell>
          <table:table-cell table:style-name="ce2" office:value-type="string" calcext:value-type="string">
            <text:p>Boomgaard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63];&quot;,auderghem&quot;))" office:value-type="string" office:string-value="https://osm.org/search?query=Rue du Verger,auderghem" calcext:value-type="string">
            <text:p>https://osm.org/search?query=Rue du Verge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Vieux Moulin</text:p>
          </table:table-cell>
          <table:table-cell table:style-name="ce2" office:value-type="string" calcext:value-type="string">
            <text:p>Oude Mol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64];&quot;,auderghem&quot;))" office:value-type="string" office:string-value="https://osm.org/search?query=Rue du Vieux Moulin,auderghem" calcext:value-type="string">
            <text:p>https://osm.org/search?query=Rue du Vieux Moulin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Villageois</text:p>
          </table:table-cell>
          <table:table-cell table:style-name="ce2" office:value-type="string" calcext:value-type="string">
            <text:p>Dorpeling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65];&quot;,auderghem&quot;))" office:value-type="string" office:string-value="https://osm.org/search?query=Rue du Villageois,auderghem" calcext:value-type="string">
            <text:p>https://osm.org/search?query=Rue du Villageoi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Émile Idiers</text:p>
          </table:table-cell>
          <table:table-cell table:style-name="ce2" office:value-type="string" calcext:value-type="string">
            <text:p>Émile Idiersstraat</text:p>
          </table:table-cell>
          <table:table-cell table:style-name="ce3" office:value-type="string" calcext:value-type="string">
            <text:p>Q35885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66];&quot;,auderghem&quot;))" office:value-type="string" office:string-value="https://osm.org/search?query=Rue Émile Idiers,auderghem" calcext:value-type="string">
            <text:p>https://osm.org/search?query=Rue Émile Idier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Melati</text:p>
          </table:table-cell>
          <table:table-cell table:style-name="ce2" office:value-type="string" calcext:value-type="string">
            <text:p>Melatipad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67];&quot;,auderghem&quot;))" office:value-type="string" office:string-value="https://osm.org/search?query=Sentier Melati,auderghem" calcext:value-type="string">
            <text:p>https://osm.org/search?query=Sentier Melati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Chènes</text:p>
          </table:table-cell>
          <table:table-cell table:style-name="ce2" office:value-type="string" calcext:value-type="string">
            <text:p>Eikenvoetpad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68];&quot;,auderghem&quot;))" office:value-type="string" office:string-value="https://osm.org/search?query=Sentier des Chènes,auderghem" calcext:value-type="string">
            <text:p>https://osm.org/search?query=Sentier des Chèn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Fougères</text:p>
          </table:table-cell>
          <table:table-cell table:style-name="ce2" office:value-type="string" calcext:value-type="string">
            <text:p>Varensvoetpad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69];&quot;,auderghem&quot;))" office:value-type="string" office:string-value="https://osm.org/search?query=Sentier des Fougères,auderghem" calcext:value-type="string">
            <text:p>https://osm.org/search?query=Sentier des Fougère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Lilas</text:p>
          </table:table-cell>
          <table:table-cell table:style-name="ce2" office:value-type="string" calcext:value-type="string">
            <text:p>Seringenpad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70];&quot;,auderghem&quot;))" office:value-type="string" office:string-value="https://osm.org/search?query=Sentier des Lilas,auderghem" calcext:value-type="string">
            <text:p>https://osm.org/search?query=Sentier des Lila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Pins</text:p>
          </table:table-cell>
          <table:table-cell table:style-name="ce2" office:value-type="string" calcext:value-type="string">
            <text:p>Pijnenvoetpad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71];&quot;,auderghem&quot;))" office:value-type="string" office:string-value="https://osm.org/search?query=Sentier des Pins,auderghem" calcext:value-type="string">
            <text:p>https://osm.org/search?query=Sentier des Pins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Caudael</text:p>
          </table:table-cell>
          <table:table-cell table:style-name="ce2" office:value-type="string" calcext:value-type="string">
            <text:p>Caudaelvoetpad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72];&quot;,auderghem&quot;))" office:value-type="string" office:string-value="https://osm.org/search?query=Sentier du Caudael,auderghem" calcext:value-type="string">
            <text:p>https://osm.org/search?query=Sentier du Caudael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Antoine Vanlindt</text:p>
          </table:table-cell>
          <table:table-cell table:style-name="ce2" office:value-type="string" calcext:value-type="string">
            <text:p>Antoine Vanlindtsquar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73];&quot;,auderghem&quot;))" office:value-type="string" office:string-value="https://osm.org/search?query=Square Antoine Vanlindt,auderghem" calcext:value-type="string">
            <text:p>https://osm.org/search?query=Square Antoine Vanlindt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Baron Robert Hankar</text:p>
          </table:table-cell>
          <table:table-cell table:style-name="ce2" office:value-type="string" calcext:value-type="string">
            <text:p>Baron Robert Hankarsquar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74];&quot;,auderghem&quot;))" office:value-type="string" office:string-value="https://osm.org/search?query=Square Baron Robert Hankar,auderghem" calcext:value-type="string">
            <text:p>https://osm.org/search?query=Square Baron Robert Hanka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Georges Golinvaux</text:p>
          </table:table-cell>
          <table:table-cell table:style-name="ce2" office:value-type="string" calcext:value-type="string">
            <text:p>Georges Golinvauxsquare</text:p>
          </table:table-cell>
          <table:table-cell table:style-name="ce3" office:value-type="string" calcext:value-type="string">
            <text:p>Q1704212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75];&quot;,auderghem&quot;))" office:value-type="string" office:string-value="https://osm.org/search?query=Square Georges Golinvaux,auderghem" calcext:value-type="string">
            <text:p>https://osm.org/search?query=Square Georges Golinvaux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Jean-Baptiste De Greef</text:p>
          </table:table-cell>
          <table:table-cell table:style-name="ce2" office:value-type="string" calcext:value-type="string">
            <text:p>Jean-Baptiste De Greefsquare</text:p>
          </table:table-cell>
          <table:table-cell table:style-name="ce3" office:value-type="string" calcext:value-type="string">
            <text:p>Q31640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76];&quot;,auderghem&quot;))" office:value-type="string" office:string-value="https://osm.org/search?query=Square Jean-Baptiste De Greef,auderghem" calcext:value-type="string">
            <text:p>https://osm.org/search?query=Square Jean-Baptiste De Greef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Louis Van Simaey</text:p>
          </table:table-cell>
          <table:table-cell table:style-name="ce2" office:value-type="string" calcext:value-type="string">
            <text:p>Louis Van Simaeysquar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277];&quot;,auderghem&quot;))" office:value-type="string" office:string-value="https://osm.org/search?query=Square Louis Van Simaey,auderghem" calcext:value-type="string">
            <text:p>https://osm.org/search?query=Square Louis Van Simaey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u Sacré-Coeur</text:p>
          </table:table-cell>
          <table:table-cell table:style-name="ce2" office:value-type="string" calcext:value-type="string">
            <text:p>Heilig-Hartsquar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78];&quot;,auderghem&quot;))" office:value-type="string" office:string-value="https://osm.org/search?query=Square du Sacré-Coeur,auderghem" calcext:value-type="string">
            <text:p>https://osm.org/search?query=Square du Sacré-Coeur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number-columns-repeated="2"/>
          <table:table-cell table:style-name="ce2" office:value-type="string" calcext:value-type="string">
            <text:p>Vlieraardeweg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79];&quot;,auderghem&quot;))" office:value-type="string" office:string-value="https://osm.org/search?query=,auderghem" calcext:value-type="string">
            <text:p>https://osm.org/search?query=,auderg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Willerieken</text:p>
          </table:table-cell>
          <table:table-cell table:style-name="ce2" office:value-type="string" calcext:value-type="string">
            <text:p>Welriekendedreef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280];&quot;,auderghem&quot;))" office:value-type="string" office:string-value="https://osm.org/search?query=Drève de Willerieken,auderghem" calcext:value-type="string">
            <text:p>https://osm.org/search?query=Drève de Willerieken,auderghem</text:p>
          </table:table-cell>
          <table:table-cell table:number-columns-repeated="1015"/>
        </table:table-row>
        <table:table-row table:style-name="ro1" table:number-rows-repeated="201">
          <table:table-cell table:number-columns-repeated="5"/>
          <table:table-cell table:content-validation-name="val1"/>
          <table:table-cell table:number-columns-repeated="2"/>
          <table:table-cell table:style-name="ce6"/>
          <table:table-cell table:number-columns-repeated="1015"/>
        </table:table-row>
        <table:table-row table:style-name="ro1" table:number-rows-repeated="53">
          <table:table-cell table:number-columns-repeated="5"/>
          <table:table-cell table:content-validation-name="val1"/>
          <table:table-cell table:number-columns-repeated="2"/>
          <table:table-cell table:style-name="ce7"/>
          <table:table-cell table:number-columns-repeated="1015"/>
        </table:table-row>
        <table:table-row table:style-name="ro1" table:number-rows-repeated="466">
          <table:table-cell table:number-columns-repeated="5"/>
          <table:table-cell table:content-validation-name="val1"/>
          <table:table-cell table:number-columns-repeated="2"/>
          <table:table-cell table:style-name="ce8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derghem" style:display-name="PageStyle_audergh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8" meta:object-count="0"/>
    <meta:generator>LibreOfficeDev/6.0.5.2$Linux_X86_64 LibreOffice_project/</meta:generator>
  </office:meta>
</office:document-meta>
</file>